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9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4.653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307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4.456cm"/>
    </style:style>
    <style:style style:name="co15" style:family="table-column">
      <style:table-column-properties fo:break-before="auto" style:column-width="4.332cm"/>
    </style:style>
    <style:style style:name="co16" style:family="table-column">
      <style:table-column-properties fo:break-before="auto" style:column-width="4.431cm"/>
    </style:style>
    <style:style style:name="co17" style:family="table-column">
      <style:table-column-properties fo:break-before="auto" style:column-width="3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ta1" style:family="table" style:master-page-name="PageStyle_5f_2017-1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f7f7f7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" style:family="table-cell" style:parent-style-name="Excel_20_Built-in_20_Normal">
      <style:table-cell-properties style:diagonal-bl-tr="none" style:diagonal-tl-br="none" fo:border="none" fo:padding="0.071cm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transparent" fo:padding="0.071cm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11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Normal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Excel_20_Built-in_20_Normal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33cc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Excel_20_Built-in_20_Normal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5" style:family="table-cell" style:parent-style-name="Excel_20_Built-in_20_Normal">
      <style:table-cell-properties style:glyph-orientation-vertical="0" fo:background-color="#a2bd9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f7f7f7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f7f7f7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f7f7f7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5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52">
      <style:table-cell-properties style:glyph-orientation-vertical="0" fo:border-bottom="1.76pt solid #f7f7f7" fo:background-color="#fcf305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1.76pt solid #f7f7f7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f7f7f7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2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1.76pt solid #f7f7f7" style:diagonal-bl-tr="none" style:diagonal-tl-br="none" style:text-align-source="fix" style:repeat-content="false" fo:wrap-option="wrap" fo:border-left="none" style:direction="ltr" fo:padding="0.071cm" fo:border-right="1.76pt solid #f7f7f7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eedy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Default"/>
        <table:table-column table:style-name="co5" table:default-cell-style-name="ce12"/>
        <table:table-column table:style-name="co6" table:default-cell-style-name="ce1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ce12"/>
        <table:table-column table:style-name="co4" table:number-columns-repeated="2" table:default-cell-style-name="Default"/>
        <table:table-column table:style-name="co9" table:default-cell-style-name="ce12"/>
        <table:table-column table:style-name="co4" table:number-columns-repeated="5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 table:style-name="ce2" table:number-columns-repeated="4"/>
          <table:table-cell table:style-name="ce38" table:number-columns-repeated="4"/>
          <table:table-cell table:number-columns-repeated="52"/>
        </table:table-row>
        <table:table-row table:style-name="ro2">
          <table:table-cell table:style-name="ce2"/>
          <table:table-cell table:style-name="ce14" table:number-columns-repeated="3"/>
          <table:table-cell table:style-name="ce2"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  <table:table-cell/>
          <table:table-cell table:style-name="ce49"/>
          <table:table-cell table:number-columns-repeated="50"/>
        </table:table-row>
        <table:table-row table:style-name="ro1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 table:style-name="ce2"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4" office:value-type="string" calcext:value-type="string">
            <text:p>MDG-a_1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833.83252" calcext:value-type="float">
            <text:p>7833.83252</text:p>
          </table:table-cell>
          <table:table-cell table:style-name="ce2"/>
          <table:table-cell table:style-name="ce28" office:value-type="string" calcext:value-type="string">
            <text:p>MDG-a_1_n500_m50</text:p>
          </table:table-cell>
          <table:table-cell table:style-name="ce78" office:value-type="float" office:value="6865.94" calcext:value-type="float">
            <text:p>6865.94</text:p>
          </table:table-cell>
          <table:table-cell table:style-name="ce79" office:value-type="float" office:value="0.000939" calcext:value-type="float">
            <text:p>0.000939</text:p>
          </table:table-cell>
          <table:table-cell table:style-name="ce87" table:formula="of:=100*([.D4]-[.G4])/[.D4]" office:value-type="float" office:value="12.355287370887" calcext:value-type="float">
            <text:p>12.36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4" office:value-type="string" calcext:value-type="string">
            <text:p>MDG-a_2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66162" calcext:value-type="float">
            <text:p>7771.66162</text:p>
          </table:table-cell>
          <table:table-cell table:style-name="ce2"/>
          <table:table-cell table:style-name="ce28" office:value-type="string" calcext:value-type="string">
            <text:p>MDG-a_2_n500_m50</text:p>
          </table:table-cell>
          <table:table-cell table:style-name="ce78" office:value-type="float" office:value="6769.68" calcext:value-type="float">
            <text:p>6769.68</text:p>
          </table:table-cell>
          <table:table-cell table:style-name="ce79" office:value-type="float" office:value="0.000858" calcext:value-type="float">
            <text:p>0.000858</text:p>
          </table:table-cell>
          <table:table-cell table:style-name="ce87" table:formula="of:=100*([.D5]-[.G5])/[.D5]" office:value-type="float" office:value="12.8927592192312" calcext:value-type="float">
            <text:p>12.89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1">
          <table:table-cell table:style-name="ce4" office:value-type="string" calcext:value-type="string">
            <text:p>MDG-a_3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9.35986" calcext:value-type="float">
            <text:p>7759.35986</text:p>
          </table:table-cell>
          <table:table-cell table:style-name="ce2"/>
          <table:table-cell table:style-name="ce28" office:value-type="string" calcext:value-type="string">
            <text:p>MDG-a_3_n500_m50</text:p>
          </table:table-cell>
          <table:table-cell table:style-name="ce78" office:value-type="float" office:value="6741.6" calcext:value-type="float">
            <text:p>6741.60</text:p>
          </table:table-cell>
          <table:table-cell table:style-name="ce79" office:value-type="float" office:value="0.00086" calcext:value-type="float">
            <text:p>0.000860</text:p>
          </table:table-cell>
          <table:table-cell table:style-name="ce87" table:formula="of:=100*([.D6]-[.G6])/[.D6]" office:value-type="float" office:value="13.1165441268759" calcext:value-type="float">
            <text:p>13.12</text:p>
          </table:table-cell>
          <table:table-cell table:style-name="ce40"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9.19540132884449" calcext:value-type="float">
            <text:p>9.20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MDG-a_4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2417" calcext:value-type="float">
            <text:p>7770.2417</text:p>
          </table:table-cell>
          <table:table-cell table:style-name="ce2"/>
          <table:table-cell table:style-name="ce28" office:value-type="string" calcext:value-type="string">
            <text:p>MDG-a_4_n500_m50</text:p>
          </table:table-cell>
          <table:table-cell table:style-name="ce78" office:value-type="float" office:value="6841.59" calcext:value-type="float">
            <text:p>6841.59</text:p>
          </table:table-cell>
          <table:table-cell table:style-name="ce79" office:value-type="float" office:value="0.000901" calcext:value-type="float">
            <text:p>0.000901</text:p>
          </table:table-cell>
          <table:table-cell table:style-name="ce87" table:formula="of:=100*([.D7]-[.G7])/[.D7]" office:value-type="float" office:value="11.9513875610845" calcext:value-type="float">
            <text:p>11.95</text:p>
          </table:table-cell>
          <table:table-cell table:style-name="ce40"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0.525800866666667" calcext:value-type="float">
            <text:p>0.525801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5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5.23096" calcext:value-type="float">
            <text:p>7755.23096</text:p>
          </table:table-cell>
          <table:table-cell table:style-name="ce2"/>
          <table:table-cell table:style-name="ce28" office:value-type="string" calcext:value-type="string">
            <text:p>MDG-a_5_n500_m50</text:p>
          </table:table-cell>
          <table:table-cell table:style-name="ce78" office:value-type="float" office:value="6740.34" calcext:value-type="float">
            <text:p>6740.34</text:p>
          </table:table-cell>
          <table:table-cell table:style-name="ce79" office:value-type="float" office:value="0.000933" calcext:value-type="float">
            <text:p>0.000933</text:p>
          </table:table-cell>
          <table:table-cell table:style-name="ce87" table:formula="of:=100*([.D8]-[.G8])/[.D8]" office:value-type="float" office:value="13.0865343048404" calcext:value-type="float">
            <text:p>13.09</text:p>
          </table:table-cell>
          <table:table-cell table:style-name="ce40"/>
          <table:table-cell table:style-name="ce43"/>
          <table:table-cell table:style-name="ce97"/>
          <table:table-cell table:number-columns-repeated="52"/>
        </table:table-row>
        <table:table-row table:style-name="ro3">
          <table:table-cell table:style-name="ce4" office:value-type="string" calcext:value-type="string">
            <text:p>MDG-a_6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3.70996" calcext:value-type="float">
            <text:p>7773.70996</text:p>
          </table:table-cell>
          <table:table-cell table:style-name="ce2"/>
          <table:table-cell table:style-name="ce28" office:value-type="string" calcext:value-type="string">
            <text:p>MDG-a_6_n500_m50</text:p>
          </table:table-cell>
          <table:table-cell table:style-name="ce78" office:value-type="float" office:value="6952.95" calcext:value-type="float">
            <text:p>6952.95</text:p>
          </table:table-cell>
          <table:table-cell table:style-name="ce79" office:value-type="float" office:value="0.000924" calcext:value-type="float">
            <text:p>0.000924</text:p>
          </table:table-cell>
          <table:table-cell table:style-name="ce87" table:formula="of:=100*([.D9]-[.G9])/[.D9]" office:value-type="float" office:value="10.5581500239044" calcext:value-type="float">
            <text:p>10.56</text:p>
          </table:table-cell>
          <table:table-cell table:style-name="ce40"/>
          <table:table-cell table:style-name="ce43"/>
          <table:table-cell table:style-name="ce97"/>
          <table:table-cell table:number-columns-repeated="52"/>
        </table:table-row>
        <table:table-row table:style-name="ro3">
          <table:table-cell table:style-name="ce4" office:value-type="string" calcext:value-type="string">
            <text:p>MDG-a_7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1.73096" calcext:value-type="float">
            <text:p>7771.73096</text:p>
          </table:table-cell>
          <table:table-cell table:style-name="ce2"/>
          <table:table-cell table:style-name="ce28" office:value-type="string" calcext:value-type="string">
            <text:p>MDG-a_7_n500_m50</text:p>
          </table:table-cell>
          <table:table-cell table:style-name="ce78" office:value-type="float" office:value="6637.46" calcext:value-type="float">
            <text:p>6637.46</text:p>
          </table:table-cell>
          <table:table-cell table:style-name="ce79" office:value-type="float" office:value="0.000842" calcext:value-type="float">
            <text:p>0.000842</text:p>
          </table:table-cell>
          <table:table-cell table:style-name="ce87" table:formula="of:=100*([.D10]-[.G10])/[.D10]" office:value-type="float" office:value="14.5948304932059" calcext:value-type="float">
            <text:p>14.59</text:p>
          </table:table-cell>
          <table:table-cell table:style-name="ce40"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2.1784966862436" calcext:value-type="float">
            <text:p>12.18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8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50.88135" calcext:value-type="float">
            <text:p>7750.88135</text:p>
          </table:table-cell>
          <table:table-cell table:style-name="ce2"/>
          <table:table-cell table:style-name="ce28" office:value-type="string" calcext:value-type="string">
            <text:p>MDG-a_8_n500_m50</text:p>
          </table:table-cell>
          <table:table-cell table:style-name="ce78" office:value-type="float" office:value="6946.28" calcext:value-type="float">
            <text:p>6946.28</text:p>
          </table:table-cell>
          <table:table-cell table:style-name="ce79" office:value-type="float" office:value="0.001578" calcext:value-type="float">
            <text:p>0.001578</text:p>
          </table:table-cell>
          <table:table-cell table:style-name="ce87" table:formula="of:=100*([.D11]-[.G11])/[.D11]" office:value-type="float" office:value="10.3807723750022" calcext:value-type="float">
            <text:p>10.38</text:p>
          </table:table-cell>
          <table:table-cell table:style-name="ce40"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9.0507968356925" calcext:value-type="float">
            <text:p>9.05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9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70.0708" calcext:value-type="float">
            <text:p>7770.0708</text:p>
          </table:table-cell>
          <table:table-cell table:style-name="ce2"/>
          <table:table-cell table:style-name="ce28" office:value-type="string" calcext:value-type="string">
            <text:p>MDG-a_9_n500_m50</text:p>
          </table:table-cell>
          <table:table-cell table:style-name="ce78" office:value-type="float" office:value="6925.26" calcext:value-type="float">
            <text:p>6925.26</text:p>
          </table:table-cell>
          <table:table-cell table:style-name="ce79" office:value-type="float" office:value="0.000865" calcext:value-type="float">
            <text:p>0.000865</text:p>
          </table:table-cell>
          <table:table-cell table:style-name="ce87" table:formula="of:=100*([.D12]-[.G12])/[.D12]" office:value-type="float" office:value="10.8726267976863" calcext:value-type="float">
            <text:p>10.87</text:p>
          </table:table-cell>
          <table:table-cell table:style-name="ce40"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6.35691046459734" calcext:value-type="float">
            <text:p>6.36</text:p>
          </table:table-cell>
          <table:table-cell table:number-columns-repeated="52"/>
        </table:table-row>
        <table:table-row table:style-name="ro3">
          <table:table-cell table:style-name="ce4" office:value-type="string" calcext:value-type="string">
            <text:p>MDG-a_10_n500_m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float" office:value="7780.35059" calcext:value-type="float">
            <text:p>7780.35059</text:p>
          </table:table-cell>
          <table:table-cell table:style-name="ce2"/>
          <table:table-cell table:style-name="ce28" office:value-type="string" calcext:value-type="string">
            <text:p>MDG-a_10_n500_m50</text:p>
          </table:table-cell>
          <table:table-cell table:style-name="ce78" office:value-type="float" office:value="6848.57" calcext:value-type="float">
            <text:p>6848.57</text:p>
          </table:table-cell>
          <table:table-cell table:style-name="ce79" office:value-type="float" office:value="0.00135" calcext:value-type="float">
            <text:p>0.001350</text:p>
          </table:table-cell>
          <table:table-cell table:style-name="ce87" table:formula="of:=100*([.D13]-[.G13])/[.D13]" office:value-type="float" office:value="11.9760745897185" calcext:value-type="float">
            <text:p>11.98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1005" calcext:value-type="float">
            <text:p>0.001005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 table:style-name="ce2"/>
          <table:table-cell table:style-name="ce28" office:value-type="string" calcext:value-type="string">
            <text:p>MDG-b_21_n2000_m200</text:p>
          </table:table-cell>
          <table:table-cell table:style-name="ce79" office:value-type="float" office:value="10314568.353374" calcext:value-type="float">
            <text:p>10314568.353374</text:p>
          </table:table-cell>
          <table:table-cell table:style-name="ce79" office:value-type="float" office:value="0.19777" calcext:value-type="float">
            <text:p>0.197770</text:p>
          </table:table-cell>
          <table:table-cell table:style-name="ce87" table:formula="of:=100*([.D14]-[.G14])/[.D14]" office:value-type="float" office:value="8.71978471278507" calcext:value-type="float">
            <text:p>8.72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3851102" calcext:value-type="float">
            <text:p>0.385110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 table:style-name="ce2"/>
          <table:table-cell table:style-name="ce28" office:value-type="string" calcext:value-type="string">
            <text:p>MDG-b_22_n2000_m200</text:p>
          </table:table-cell>
          <table:table-cell table:style-name="ce79" office:value-type="float" office:value="10283328.499965" calcext:value-type="float">
            <text:p>10283328.499965</text:p>
          </table:table-cell>
          <table:table-cell table:style-name="ce79" office:value-type="float" office:value="0.198127" calcext:value-type="float">
            <text:p>0.198127</text:p>
          </table:table-cell>
          <table:table-cell table:style-name="ce87" table:formula="of:=100*([.D15]-[.G15])/[.D15]" office:value-type="float" office:value="8.89046726470122" calcext:value-type="float">
            <text:p>8.89</text:p>
          </table:table-cell>
          <table:table-cell table:style-name="ce40"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1.61717871428571" calcext:value-type="float">
            <text:p>1.617179</text:p>
          </table:table-cell>
          <table:table-cell table:number-columns-repeated="52"/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 table:style-name="ce2"/>
          <table:table-cell table:style-name="ce28" office:value-type="string" calcext:value-type="string">
            <text:p>MDG-b_23_n2000_m200</text:p>
          </table:table-cell>
          <table:table-cell table:style-name="ce79" office:value-type="float" office:value="10224214.160396" calcext:value-type="float">
            <text:p>10224214.160396</text:p>
          </table:table-cell>
          <table:table-cell table:style-name="ce79" office:value-type="float" office:value="0.196726" calcext:value-type="float">
            <text:p>0.196726</text:p>
          </table:table-cell>
          <table:table-cell table:style-name="ce87" table:formula="of:=100*([.D16]-[.G16])/[.D16]" office:value-type="float" office:value="9.51975519691062" calcext:value-type="float">
            <text:p>9.52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 table:style-name="ce2"/>
          <table:table-cell table:style-name="ce28" office:value-type="string" calcext:value-type="string">
            <text:p>MDG-b_24_n2000_m200</text:p>
          </table:table-cell>
          <table:table-cell table:style-name="ce79" office:value-type="float" office:value="10263575.472059" calcext:value-type="float">
            <text:p>10263575.472059</text:p>
          </table:table-cell>
          <table:table-cell table:style-name="ce79" office:value-type="float" office:value="0.197402" calcext:value-type="float">
            <text:p>0.197402</text:p>
          </table:table-cell>
          <table:table-cell table:style-name="ce87" table:formula="of:=100*([.D17]-[.G17])/[.D17]" office:value-type="float" office:value="9.09848673403924" calcext:value-type="float">
            <text:p>9.10</text:p>
          </table:table-cell>
          <table:table-cell table:style-name="ce40"/>
          <table:table-cell table:style-name="ce43"/>
          <table:table-cell table:style-name="ce45"/>
          <table:table-cell table:number-columns-repeated="52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 table:style-name="ce2"/>
          <table:table-cell table:style-name="ce28" office:value-type="string" calcext:value-type="string">
            <text:p>MDG-b_25_n2000_m200</text:p>
          </table:table-cell>
          <table:table-cell table:style-name="ce79" office:value-type="float" office:value="10250090.790876" calcext:value-type="float">
            <text:p>10250090.790876</text:p>
          </table:table-cell>
          <table:table-cell table:style-name="ce79" office:value-type="float" office:value="0.20294" calcext:value-type="float">
            <text:p>0.202940</text:p>
          </table:table-cell>
          <table:table-cell table:style-name="ce87" table:formula="of:=100*([.D18]-[.G18])/[.D18]" office:value-type="float" office:value="9.2596467535292" calcext:value-type="float">
            <text:p>9.26</text:p>
          </table:table-cell>
          <table:table-cell table:style-name="ce40"/>
          <table:table-cell table:style-name="ce2" table:number-columns-repeated="2"/>
          <table:table-cell table:number-columns-repeated="5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 table:style-name="ce2"/>
          <table:table-cell table:style-name="ce28" office:value-type="string" calcext:value-type="string">
            <text:p>MDG-b_26_n2000_m200</text:p>
          </table:table-cell>
          <table:table-cell table:style-name="ce79" office:value-type="float" office:value="10196189.880494" calcext:value-type="float">
            <text:p>10196189.880494</text:p>
          </table:table-cell>
          <table:table-cell table:style-name="ce79" office:value-type="float" office:value="0.198144" calcext:value-type="float">
            <text:p>0.198144</text:p>
          </table:table-cell>
          <table:table-cell table:style-name="ce87" table:formula="of:=100*([.D19]-[.G19])/[.D19]" office:value-type="float" office:value="9.70667096251689" calcext:value-type="float">
            <text:p>9.71</text:p>
          </table:table-cell>
          <table:table-cell table:style-name="ce40"/>
          <table:table-cell table:style-name="ce11" table:number-columns-repeated="2"/>
          <table:table-cell table:number-columns-repeated="5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 table:style-name="ce2"/>
          <table:table-cell table:style-name="ce28" office:value-type="string" calcext:value-type="string">
            <text:p>MDG-b_27_n2000_m200</text:p>
          </table:table-cell>
          <table:table-cell table:style-name="ce79" office:value-type="float" office:value="10358195.606871" calcext:value-type="float">
            <text:p>10358195.606871</text:p>
          </table:table-cell>
          <table:table-cell table:style-name="ce79" office:value-type="float" office:value="0.201107" calcext:value-type="float">
            <text:p>0.201107</text:p>
          </table:table-cell>
          <table:table-cell table:style-name="ce87" table:formula="of:=100*([.D20]-[.G20])/[.D20]" office:value-type="float" office:value="8.38057953958456" calcext:value-type="float">
            <text:p>8.38</text:p>
          </table:table-cell>
          <table:table-cell table:style-name="ce40"/>
          <table:table-cell table:style-name="ce44"/>
          <table:table-cell table:style-name="ce47"/>
          <table:table-cell table:number-columns-repeated="52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 table:style-name="ce2"/>
          <table:table-cell table:style-name="ce28" office:value-type="string" calcext:value-type="string">
            <text:p>MDG-b_28_n2000_m200</text:p>
          </table:table-cell>
          <table:table-cell table:style-name="ce79" office:value-type="float" office:value="10277383.165226" calcext:value-type="float">
            <text:p>10277383.165226</text:p>
          </table:table-cell>
          <table:table-cell table:style-name="ce79" office:value-type="float" office:value="0.200148" calcext:value-type="float">
            <text:p>0.200148</text:p>
          </table:table-cell>
          <table:table-cell table:style-name="ce87" table:formula="of:=100*([.D21]-[.G21])/[.D21]" office:value-type="float" office:value="8.88776907338046" calcext:value-type="float">
            <text:p>8.89</text:p>
          </table:table-cell>
          <table:table-cell table:style-name="ce40"/>
          <table:table-cell table:style-name="ce44"/>
          <table:table-cell table:style-name="ce47"/>
          <table:table-cell table:number-columns-repeated="52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 table:style-name="ce2"/>
          <table:table-cell table:style-name="ce28" office:value-type="string" calcext:value-type="string">
            <text:p>MDG-b_29_n2000_m200</text:p>
          </table:table-cell>
          <table:table-cell table:style-name="ce79" office:value-type="float" office:value="10291258.670388" calcext:value-type="float">
            <text:p>10291258.670388</text:p>
          </table:table-cell>
          <table:table-cell table:style-name="ce79" office:value-type="float" office:value="0.199529" calcext:value-type="float">
            <text:p>0.199529</text:p>
          </table:table-cell>
          <table:table-cell table:style-name="ce87" table:formula="of:=100*([.D22]-[.G22])/[.D22]" office:value-type="float" office:value="8.9042479808422" calcext:value-type="float">
            <text:p>8.90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 table:style-name="ce2"/>
          <table:table-cell table:style-name="ce28" office:value-type="string" calcext:value-type="string">
            <text:p>MDG-b_30_n2000_m200</text:p>
          </table:table-cell>
          <table:table-cell table:style-name="ce79" office:value-type="float" office:value="10263859.32965" calcext:value-type="float">
            <text:p>10263859.329650</text:p>
          </table:table-cell>
          <table:table-cell table:style-name="ce83" office:value-type="float" office:value="0.198674" calcext:value-type="float">
            <text:p>0.198674</text:p>
          </table:table-cell>
          <table:table-cell table:style-name="ce87" table:formula="of:=100*([.D23]-[.G23])/[.D23]" office:value-type="float" office:value="9.14056013863553" calcext:value-type="float">
            <text:p>9.14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 table:style-name="ce2"/>
          <table:table-cell table:style-name="ce28" office:value-type="string" calcext:value-type="string">
            <text:p>MDG-c_1_n3000_m300</text:p>
          </table:table-cell>
          <table:table-cell table:style-name="ce80" office:value-type="float" office:value="23016526" calcext:value-type="float">
            <text:p>23016526</text:p>
          </table:table-cell>
          <table:table-cell table:style-name="ce79" office:value-type="float" office:value="0.671329" calcext:value-type="float">
            <text:p>0.671329</text:p>
          </table:table-cell>
          <table:table-cell table:style-name="ce87" table:formula="of:=100*([.D24]-[.G24])/[.D24]" office:value-type="float" office:value="7.50512676563478" calcext:value-type="float">
            <text:p>7.51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table:style-name="ce28" office:value-type="string" calcext:value-type="string">
            <text:p>MDG-c_2_n3000_m300</text:p>
          </table:table-cell>
          <table:table-cell table:style-name="ce80" office:value-type="float" office:value="23003023" calcext:value-type="float">
            <text:p>23003023</text:p>
          </table:table-cell>
          <table:table-cell table:style-name="ce79" office:value-type="float" office:value="0.667153" calcext:value-type="float">
            <text:p>0.667153</text:p>
          </table:table-cell>
          <table:table-cell table:style-name="ce87" table:formula="of:=100*([.D25]-[.G25])/[.D25]" office:value-type="float" office:value="7.63815215457896" calcext:value-type="float">
            <text:p>7.6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table:style-name="ce28" office:value-type="string" calcext:value-type="string">
            <text:p>MDG-c_8_n3000_m400</text:p>
          </table:table-cell>
          <table:table-cell table:style-name="ce80" office:value-type="float" office:value="40498138" calcext:value-type="float">
            <text:p>40498138</text:p>
          </table:table-cell>
          <table:table-cell table:style-name="ce79" office:value-type="float" office:value="1.114676" calcext:value-type="float">
            <text:p>1.114676</text:p>
          </table:table-cell>
          <table:table-cell table:style-name="ce87" table:formula="of:=100*([.D26]-[.G26])/[.D26]" office:value-type="float" office:value="6.7663635605385" calcext:value-type="float">
            <text:p>6.77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table:style-name="ce28" office:value-type="string" calcext:value-type="string">
            <text:p>MDG-c_9_n3000_m400</text:p>
          </table:table-cell>
          <table:table-cell table:style-name="ce80" office:value-type="float" office:value="40416360" calcext:value-type="float">
            <text:p>40416360</text:p>
          </table:table-cell>
          <table:table-cell table:style-name="ce79" office:value-type="float" office:value="1.10178" calcext:value-type="float">
            <text:p>1.101780</text:p>
          </table:table-cell>
          <table:table-cell table:style-name="ce87" table:formula="of:=100*([.D27]-[.G27])/[.D27]" office:value-type="float" office:value="6.95591571601558" calcext:value-type="float">
            <text:p>6.96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table:style-name="ce28" office:value-type="string" calcext:value-type="string">
            <text:p>MDG-c_10_n3000_m400</text:p>
          </table:table-cell>
          <table:table-cell table:style-name="ce80" office:value-type="float" office:value="40641371" calcext:value-type="float">
            <text:p>40641371</text:p>
          </table:table-cell>
          <table:table-cell table:style-name="ce79" office:value-type="float" office:value="1.104032" calcext:value-type="float">
            <text:p>1.104032</text:p>
          </table:table-cell>
          <table:table-cell table:style-name="ce87" table:formula="of:=100*([.D28]-[.G28])/[.D28]" office:value-type="float" office:value="6.52052542432879" calcext:value-type="float">
            <text:p>6.52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table:style-name="ce28" office:value-type="string" calcext:value-type="string">
            <text:p>MDG-c_13_n3000_m500</text:p>
          </table:table-cell>
          <table:table-cell table:style-name="ce80" office:value-type="float" office:value="62891574" calcext:value-type="float">
            <text:p>62891574</text:p>
          </table:table-cell>
          <table:table-cell table:style-name="ce79" office:value-type="float" office:value="1.61296" calcext:value-type="float">
            <text:p>1.612960</text:p>
          </table:table-cell>
          <table:table-cell table:style-name="ce87" table:formula="of:=100*([.D29]-[.G29])/[.D29]" office:value-type="float" office:value="6.15166064203461" calcext:value-type="float">
            <text:p>6.15</text:p>
          </table:table-cell>
          <table:table-cell table:style-name="ce40"/>
          <table:table-cell table:number-columns-repeated="54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 table:style-name="ce2"/>
          <table:table-cell table:style-name="ce28" office:value-type="string" calcext:value-type="string">
            <text:p>MDG-c_14_n3000_m500</text:p>
          </table:table-cell>
          <table:table-cell table:style-name="ce80" office:value-type="float" office:value="63055195" calcext:value-type="float">
            <text:p>63055195</text:p>
          </table:table-cell>
          <table:table-cell table:style-name="ce79" office:value-type="float" office:value="1.591374" calcext:value-type="float">
            <text:p>1.591374</text:p>
          </table:table-cell>
          <table:table-cell table:style-name="ce87" table:formula="of:=100*([.D30]-[.G30])/[.D30]" office:value-type="float" office:value="5.85911329487367" calcext:value-type="float">
            <text:p>5.86</text:p>
          </table:table-cell>
          <table:table-cell table:style-name="ce40"/>
          <table:table-cell table:style-name="ce41"/>
          <table:table-cell table:style-name="ce48"/>
          <table:table-cell table:number-columns-repeated="52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table:style-name="ce28" office:value-type="string" calcext:value-type="string">
            <text:p>MDG-c_15_n3000_m500</text:p>
          </table:table-cell>
          <table:table-cell table:style-name="ce80" office:value-type="float" office:value="63044103" calcext:value-type="float">
            <text:p>63044103</text:p>
          </table:table-cell>
          <table:table-cell table:style-name="ce79" office:value-type="float" office:value="1.610086" calcext:value-type="float">
            <text:p>1.610086</text:p>
          </table:table-cell>
          <table:table-cell table:style-name="ce87" table:formula="of:=100*([.D31]-[.G31])/[.D31]" office:value-type="float" office:value="5.89431918261997" calcext:value-type="float">
            <text:p>5.89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table:style-name="ce28" office:value-type="string" calcext:value-type="string">
            <text:p>MDG-c_19_n3000_m600</text:p>
          </table:table-cell>
          <table:table-cell table:style-name="ce80" office:value-type="float" office:value="90718810" calcext:value-type="float">
            <text:p>90718810</text:p>
          </table:table-cell>
          <table:table-cell table:style-name="ce79" office:value-type="float" office:value="2.165338" calcext:value-type="float">
            <text:p>2.165338</text:p>
          </table:table-cell>
          <table:table-cell table:style-name="ce87" table:formula="of:=100*([.D32]-[.G32])/[.D32]" office:value-type="float" office:value="5.1391368943131" calcext:value-type="float">
            <text:p>5.1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table:style-name="ce28" office:value-type="string" calcext:value-type="string">
            <text:p>MDG-c_20_n3000_m600</text:p>
          </table:table-cell>
          <table:table-cell table:style-name="ce80" office:value-type="float" office:value="90728662" calcext:value-type="float">
            <text:p>90728662</text:p>
          </table:table-cell>
          <table:table-cell table:style-name="ce79" office:value-type="float" office:value="2.134681" calcext:value-type="float">
            <text:p>2.134681</text:p>
          </table:table-cell>
          <table:table-cell table:style-name="ce87" table:formula="of:=100*([.D33]-[.G33])/[.D33]" office:value-type="float" office:value="5.13879101103549" calcext:value-type="float">
            <text:p>5.14</text:p>
          </table:table-cell>
          <table:table-cell table:style-name="ce40"/>
          <table:table-cell table:number-columns-repeated="54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2" table:number-columns-repeated="3"/>
          <table:table-cell table:number-columns-repeated="56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style-name="ce10"/>
          <table:table-cell table:style-name="ce34"/>
          <table:table-cell table:style-name="ce37"/>
          <table:table-cell table:number-columns-repeated="56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style-name="ce10"/>
          <table:table-cell table:style-name="ce20"/>
          <table:table-cell table:style-name="ce21"/>
          <table:table-cell table:style-name="ce41" table:number-columns-repeated="3"/>
          <table:table-cell table:style-name="ce48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4">
          <table:table-cell table:style-name="ce9" table:number-columns-repeated="5"/>
          <table:table-cell table:number-columns-repeated="59"/>
        </table:table-row>
        <table:table-row table:style-name="ro3" table:number-rows-repeated="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1">
          <table:table-cell table:style-name="ce8"/>
          <table:table-cell table:style-name="ce13" table:number-columns-repeated="2"/>
          <table:table-cell table:style-name="ce20"/>
          <table:table-cell table:style-name="ce2"/>
          <table:table-cell table:number-columns-repeated="3"/>
          <table:table-cell table:style-name="ce41" table:number-columns-repeated="3"/>
          <table:table-cell table:style-name="ce48"/>
          <table:table-cell table:number-columns-repeated="52"/>
        </table:table-row>
        <table:table-row table:style-name="ro3">
          <table:table-cell table:style-name="ce7"/>
          <table:table-cell table:style-name="ce19" table:number-columns-repeated="3"/>
          <table:table-cell table:style-name="ce9"/>
          <table:table-cell table:number-columns-repeated="59"/>
        </table:table-row>
        <table:table-row table:style-name="ro3">
          <table:table-cell table:style-name="ce2"/>
          <table:table-cell table:style-name="ce14" table:number-columns-repeated="3"/>
          <table:table-cell table:style-name="ce2" table:number-columns-repeated="8"/>
          <table:table-cell table:number-columns-repeated="52"/>
        </table:table-row>
        <table:table-row table:style-name="ro3">
          <table:table-cell table:style-name="ce10"/>
          <table:table-cell table:style-name="ce20" table:number-columns-repeated="2"/>
          <table:table-cell table:style-name="ce21"/>
          <table:table-cell table:style-name="ce9"/>
          <table:table-cell table:style-name="ce10"/>
          <table:table-cell table:style-name="ce34"/>
          <table:table-cell table:style-name="ce37"/>
          <table:table-cell table:number-columns-repeated="56"/>
        </table:table-row>
        <table:table-row table:style-name="ro3">
          <table:table-cell table:style-name="ce11"/>
          <table:table-cell table:style-name="ce21" table:number-columns-repeated="3"/>
          <table:table-cell table:style-name="ce9"/>
          <table:table-cell table:style-name="ce10"/>
          <table:table-cell table:style-name="ce20"/>
          <table:table-cell table:style-name="ce21"/>
          <table:table-cell table:number-columns-repeated="56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Local Search" table:style-name="ta2">
        <office:forms form:automatic-focus="false" form:apply-design-mode="false"/>
        <table:table-column table:style-name="co11" table:default-cell-style-name="ce4"/>
        <table:table-column table:style-name="co10" table:number-columns-repeated="2" table:default-cell-style-name="ce16"/>
        <table:table-column table:style-name="co10" table:default-cell-style-name="ce23"/>
        <table:table-column table:style-name="co10" table:default-cell-style-name="ce2"/>
        <table:table-column table:style-name="co12" table:default-cell-style-name="ce28"/>
        <table:table-column table:style-name="co13" table:default-cell-style-name="ce78"/>
        <table:table-column table:style-name="co10" table:default-cell-style-name="ce79"/>
        <table:table-column table:style-name="co10" table:default-cell-style-name="ce87"/>
        <table:table-column table:style-name="co10" table:default-cell-style-name="ce40"/>
        <table:table-column table:style-name="co14" table:default-cell-style-name="ce12"/>
        <table:table-column table:style-name="co1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10.6" calcext:value-type="float">
            <text:p>7610.60</text:p>
          </table:table-cell>
          <table:table-cell office:value-type="float" office:value="0.004402" calcext:value-type="float">
            <text:p>0.004402</text:p>
          </table:table-cell>
          <table:table-cell table:formula="of:=100*([.D4]-[.G4])/[.D4]" office:value-type="float" office:value="2.84959525787768" calcext:value-type="float">
            <text:p>2.8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621.52" calcext:value-type="float">
            <text:p>7621.52</text:p>
          </table:table-cell>
          <table:table-cell office:value-type="float" office:value="0.004623" calcext:value-type="float">
            <text:p>0.004623</text:p>
          </table:table-cell>
          <table:table-cell table:formula="of:=100*([.D5]-[.G5])/[.D5]" office:value-type="float" office:value="1.93191144109539" calcext:value-type="float">
            <text:p>1.93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08.12" calcext:value-type="float">
            <text:p>7608.12</text:p>
          </table:table-cell>
          <table:table-cell office:value-type="float" office:value="0.00496" calcext:value-type="float">
            <text:p>0.004960</text:p>
          </table:table-cell>
          <table:table-cell table:formula="of:=100*([.D6]-[.G6])/[.D6]" office:value-type="float" office:value="1.94912805603528" calcext:value-type="float">
            <text:p>1.95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3.59267023602796" calcext:value-type="float">
            <text:p>3.59</text:p>
          </table:table-cell>
        </table:table-row>
        <table:table-row table:style-name="ro6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01.9" calcext:value-type="float">
            <text:p>7601.90</text:p>
          </table:table-cell>
          <table:table-cell office:value-type="float" office:value="0.004126" calcext:value-type="float">
            <text:p>0.004126</text:p>
          </table:table-cell>
          <table:table-cell table:formula="of:=100*([.D7]-[.G7])/[.D7]" office:value-type="float" office:value="2.16649245286668" calcext:value-type="float">
            <text:p>2.17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0.730802766666667" calcext:value-type="float">
            <text:p>0.730803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87.4" calcext:value-type="float">
            <text:p>7587.40</text:p>
          </table:table-cell>
          <table:table-cell office:value-type="float" office:value="0.004983" calcext:value-type="float">
            <text:p>0.004983</text:p>
          </table:table-cell>
          <table:table-cell table:formula="of:=100*([.D8]-[.G8])/[.D8]" office:value-type="float" office:value="2.16410008761364" calcext:value-type="float">
            <text:p>2.16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42.18" calcext:value-type="float">
            <text:p>7642.18</text:p>
          </table:table-cell>
          <table:table-cell office:value-type="float" office:value="0.004461" calcext:value-type="float">
            <text:p>0.004461</text:p>
          </table:table-cell>
          <table:table-cell table:formula="of:=100*([.D9]-[.G9])/[.D9]" office:value-type="float" office:value="1.6919844022583" calcext:value-type="float">
            <text:p>1.69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724.81" calcext:value-type="float">
            <text:p>7724.81</text:p>
          </table:table-cell>
          <table:table-cell office:value-type="float" office:value="0.005558" calcext:value-type="float">
            <text:p>0.005558</text:p>
          </table:table-cell>
          <table:table-cell table:formula="of:=100*([.D10]-[.G10])/[.D10]" office:value-type="float" office:value="0.603738861284507" calcext:value-type="float">
            <text:p>0.60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8182029332635" calcext:value-type="float">
            <text:p>1.82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23.17" calcext:value-type="float">
            <text:p>7623.17</text:p>
          </table:table-cell>
          <table:table-cell office:value-type="float" office:value="0.004281" calcext:value-type="float">
            <text:p>0.004281</text:p>
          </table:table-cell>
          <table:table-cell table:formula="of:=100*([.D11]-[.G11])/[.D11]" office:value-type="float" office:value="1.6477010062862" calcext:value-type="float">
            <text:p>1.65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4.55708215356392" calcext:value-type="float">
            <text:p>4.56</text:p>
          </table:table-cell>
        </table:table-row>
        <table:table-row table:style-name="ro3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49.33" calcext:value-type="float">
            <text:p>7649.33</text:p>
          </table:table-cell>
          <table:table-cell office:value-type="float" office:value="0.004857" calcext:value-type="float">
            <text:p>0.004857</text:p>
          </table:table-cell>
          <table:table-cell table:formula="of:=100*([.D12]-[.G12])/[.D12]" office:value-type="float" office:value="1.55392149065103" calcext:value-type="float">
            <text:p>1.55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4.40272562125647" calcext:value-type="float">
            <text:p>4.40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54.04" calcext:value-type="float">
            <text:p>7654.04</text:p>
          </table:table-cell>
          <table:table-cell office:value-type="float" office:value="0.004527" calcext:value-type="float">
            <text:p>0.004527</text:p>
          </table:table-cell>
          <table:table-cell table:formula="of:=100*([.D13]-[.G13])/[.D13]" office:value-type="float" office:value="1.62345627666632" calcext:value-type="float">
            <text:p>1.62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46778" calcext:value-type="float">
            <text:p>0.004678</text:p>
          </table:table-cell>
        </table:table-row>
        <table:table-row table:style-name="ro3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0759256.890834" calcext:value-type="float">
            <text:p>10759256.890834</text:p>
          </table:table-cell>
          <table:table-cell office:value-type="float" office:value="0.307752" calcext:value-type="float">
            <text:p>0.307752</text:p>
          </table:table-cell>
          <table:table-cell table:formula="of:=100*([.D14]-[.G14])/[.D14]" office:value-type="float" office:value="4.78445130430292" calcext:value-type="float">
            <text:p>4.78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5398077" calcext:value-type="float">
            <text:p>0.539808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0818286.071297" calcext:value-type="float">
            <text:p>10818286.071297</text:p>
          </table:table-cell>
          <table:table-cell office:value-type="float" office:value="0.323795" calcext:value-type="float">
            <text:p>0.323795</text:p>
          </table:table-cell>
          <table:table-cell table:formula="of:=100*([.D15]-[.G15])/[.D15]" office:value-type="float" office:value="4.15078260351059" calcext:value-type="float">
            <text:p>4.15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2.22673857142857" calcext:value-type="float">
            <text:p>2.226739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0767799.41104" calcext:value-type="float">
            <text:p>10767799.411040</text:p>
          </table:table-cell>
          <table:table-cell office:value-type="float" office:value="0.260511" calcext:value-type="float">
            <text:p>0.260511</text:p>
          </table:table-cell>
          <table:table-cell table:formula="of:=100*([.D16]-[.G16])/[.D16]" office:value-type="float" office:value="4.70924108032125" calcext:value-type="float">
            <text:p>4.7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0746779.351528" calcext:value-type="float">
            <text:p>10746779.351528</text:p>
          </table:table-cell>
          <table:table-cell office:value-type="float" office:value="0.27077" calcext:value-type="float">
            <text:p>0.270770</text:p>
          </table:table-cell>
          <table:table-cell table:formula="of:=100*([.D17]-[.G17])/[.D17]" office:value-type="float" office:value="4.81889002046791" calcext:value-type="float">
            <text:p>4.82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0773275.495808" calcext:value-type="float">
            <text:p>10773275.495808</text:p>
          </table:table-cell>
          <table:table-cell office:value-type="float" office:value="0.280886" calcext:value-type="float">
            <text:p>0.280886</text:p>
          </table:table-cell>
          <table:table-cell table:formula="of:=100*([.D18]-[.G18])/[.D18]" office:value-type="float" office:value="4.62808144281617" calcext:value-type="float">
            <text:p>4.63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0799492.532053" calcext:value-type="float">
            <text:p>10799492.532053</text:p>
          </table:table-cell>
          <table:table-cell office:value-type="float" office:value="0.27571" calcext:value-type="float">
            <text:p>0.275710</text:p>
          </table:table-cell>
          <table:table-cell table:formula="of:=100*([.D19]-[.G19])/[.D19]" office:value-type="float" office:value="4.36406696387858" calcext:value-type="float">
            <text:p>4.36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0830352.528825" calcext:value-type="float">
            <text:p>10830352.528825</text:p>
          </table:table-cell>
          <table:table-cell office:value-type="float" office:value="0.273153" calcext:value-type="float">
            <text:p>0.273153</text:p>
          </table:table-cell>
          <table:table-cell table:formula="of:=100*([.D20]-[.G20])/[.D20]" office:value-type="float" office:value="4.2042977625631" calcext:value-type="float">
            <text:p>4.20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0759453.323595" calcext:value-type="float">
            <text:p>10759453.323595</text:p>
          </table:table-cell>
          <table:table-cell office:value-type="float" office:value="0.270781" calcext:value-type="float">
            <text:p>0.270781</text:p>
          </table:table-cell>
          <table:table-cell table:formula="of:=100*([.D21]-[.G21])/[.D21]" office:value-type="float" office:value="4.61406565238102" calcext:value-type="float">
            <text:p>4.61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0770430.075608" calcext:value-type="float">
            <text:p>10770430.075608</text:p>
          </table:table-cell>
          <table:table-cell office:value-type="float" office:value="0.270446" calcext:value-type="float">
            <text:p>0.270446</text:p>
          </table:table-cell>
          <table:table-cell table:formula="of:=100*([.D22]-[.G22])/[.D22]" office:value-type="float" office:value="4.66273769501175" calcext:value-type="float">
            <text:p>4.66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0772915.67722" calcext:value-type="float">
            <text:p>10772915.677220</text:p>
          </table:table-cell>
          <table:table-cell table:style-name="ce83" office:value-type="float" office:value="0.285066" calcext:value-type="float">
            <text:p>0.285066</text:p>
          </table:table-cell>
          <table:table-cell table:formula="of:=100*([.D23]-[.G23])/[.D23]" office:value-type="float" office:value="4.63420701038591" calcext:value-type="float">
            <text:p>4.63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3622770" calcext:value-type="float">
            <text:p>23622770</text:p>
          </table:table-cell>
          <table:table-cell office:value-type="float" office:value="0.878527" calcext:value-type="float">
            <text:p>0.878527</text:p>
          </table:table-cell>
          <table:table-cell table:formula="of:=100*([.D24]-[.G24])/[.D24]" office:value-type="float" office:value="5.06885719441041" calcext:value-type="float">
            <text:p>5.07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3667614" calcext:value-type="float">
            <text:p>23667614</text:p>
          </table:table-cell>
          <table:table-cell office:value-type="float" office:value="0.865945" calcext:value-type="float">
            <text:p>0.865945</text:p>
          </table:table-cell>
          <table:table-cell table:formula="of:=100*([.D25]-[.G25])/[.D25]" office:value-type="float" office:value="4.96968319632785" calcext:value-type="float">
            <text:p>4.9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1409909" calcext:value-type="float">
            <text:p>41409909</text:p>
          </table:table-cell>
          <table:table-cell office:value-type="float" office:value="1.726793" calcext:value-type="float">
            <text:p>1.726793</text:p>
          </table:table-cell>
          <table:table-cell table:formula="of:=100*([.D26]-[.G26])/[.D26]" office:value-type="float" office:value="4.66731086013918" calcext:value-type="float">
            <text:p>4.6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1415908" calcext:value-type="float">
            <text:p>41415908</text:p>
          </table:table-cell>
          <table:table-cell office:value-type="float" office:value="1.410036" calcext:value-type="float">
            <text:p>1.410036</text:p>
          </table:table-cell>
          <table:table-cell table:formula="of:=100*([.D27]-[.G27])/[.D27]" office:value-type="float" office:value="4.65481714212401" calcext:value-type="float">
            <text:p>4.6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1439782" calcext:value-type="float">
            <text:p>41439782</text:p>
          </table:table-cell>
          <table:table-cell office:value-type="float" office:value="1.468882" calcext:value-type="float">
            <text:p>1.468882</text:p>
          </table:table-cell>
          <table:table-cell table:formula="of:=100*([.D28]-[.G28])/[.D28]" office:value-type="float" office:value="4.68409523167027" calcext:value-type="float">
            <text:p>4.6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4061282" calcext:value-type="float">
            <text:p>64061282</text:p>
          </table:table-cell>
          <table:table-cell office:value-type="float" office:value="2.211917" calcext:value-type="float">
            <text:p>2.211917</text:p>
          </table:table-cell>
          <table:table-cell table:formula="of:=100*([.D29]-[.G29])/[.D29]" office:value-type="float" office:value="4.40619385925498" calcext:value-type="float">
            <text:p>4.4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4200772" calcext:value-type="float">
            <text:p>64200772</text:p>
          </table:table-cell>
          <table:table-cell office:value-type="float" office:value="2.271603" calcext:value-type="float">
            <text:p>2.271603</text:p>
          </table:table-cell>
          <table:table-cell table:formula="of:=100*([.D30]-[.G30])/[.D30]" office:value-type="float" office:value="4.14877627079502" calcext:value-type="float">
            <text:p>4.15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4451467" calcext:value-type="float">
            <text:p>64451467</text:p>
          </table:table-cell>
          <table:table-cell office:value-type="float" office:value="2.186774" calcext:value-type="float">
            <text:p>2.186774</text:p>
          </table:table-cell>
          <table:table-cell table:formula="of:=100*([.D31]-[.G31])/[.D31]" office:value-type="float" office:value="3.79355255932657" calcext:value-type="float">
            <text:p>3.7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1978902" calcext:value-type="float">
            <text:p>91978902</text:p>
          </table:table-cell>
          <table:table-cell office:value-type="float" office:value="2.947152" calcext:value-type="float">
            <text:p>2.947152</text:p>
          </table:table-cell>
          <table:table-cell table:formula="of:=100*([.D32]-[.G32])/[.D32]" office:value-type="float" office:value="3.8215114237787" calcext:value-type="float">
            <text:p>3.8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1997214" calcext:value-type="float">
            <text:p>91997214</text:p>
          </table:table-cell>
          <table:table-cell office:value-type="float" office:value="3.090806" calcext:value-type="float">
            <text:p>3.090806</text:p>
          </table:table-cell>
          <table:table-cell table:formula="of:=100*([.D33]-[.G33])/[.D33]" office:value-type="float" office:value="3.81245847473766" calcext:value-type="float">
            <text:p>3.81</text:p>
          </table:table-cell>
          <table:table-cell table:number-columns-repeated="3"/>
        </table:table-row>
      </table:table>
      <table:table table:name="ES" table:style-name="ta2">
        <office:forms form:automatic-focus="false" form:apply-design-mode="false"/>
        <table:table-column table:style-name="co15" table:default-cell-style-name="ce4"/>
        <table:table-column table:style-name="co10" table:number-columns-repeated="2" table:default-cell-style-name="ce16"/>
        <table:table-column table:style-name="co10" table:default-cell-style-name="ce23"/>
        <table:table-column table:style-name="co10" table:default-cell-style-name="ce2"/>
        <table:table-column table:style-name="co16" table:default-cell-style-name="ce28"/>
        <table:table-column table:style-name="co17" table:default-cell-style-name="ce78"/>
        <table:table-column table:style-name="co10" table:default-cell-style-name="ce79"/>
        <table:table-column table:style-name="co10" table:default-cell-style-name="ce87"/>
        <table:table-column table:style-name="co10" table:default-cell-style-name="ce40"/>
        <table:table-column table:style-name="co8" table:default-cell-style-name="ce12"/>
        <table:table-column table:style-name="co1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487.91" calcext:value-type="float">
            <text:p>7487.91</text:p>
          </table:table-cell>
          <table:table-cell office:value-type="float" office:value="0.001257" calcext:value-type="float">
            <text:p>0.001257</text:p>
          </table:table-cell>
          <table:table-cell table:formula="of:=100*([.D4]-[.G4])/[.D4]" office:value-type="float" office:value="4.41575077226696" calcext:value-type="float">
            <text:p>4.42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493.37" calcext:value-type="float">
            <text:p>7493.37</text:p>
          </table:table-cell>
          <table:table-cell office:value-type="float" office:value="0.002094" calcext:value-type="float">
            <text:p>0.002094</text:p>
          </table:table-cell>
          <table:table-cell table:formula="of:=100*([.D5]-[.G5])/[.D5]" office:value-type="float" office:value="3.58085096350348" calcext:value-type="float">
            <text:p>3.58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388.38" calcext:value-type="float">
            <text:p>7388.38</text:p>
          </table:table-cell>
          <table:table-cell office:value-type="float" office:value="0.001636" calcext:value-type="float">
            <text:p>0.001636</text:p>
          </table:table-cell>
          <table:table-cell table:formula="of:=100*([.D6]-[.G6])/[.D6]" office:value-type="float" office:value="4.78106269967481" calcext:value-type="float">
            <text:p>4.78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98479920159494" calcext:value-type="float">
            <text:p>1.98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451.03" calcext:value-type="float">
            <text:p>7451.03</text:p>
          </table:table-cell>
          <table:table-cell office:value-type="float" office:value="0.001815" calcext:value-type="float">
            <text:p>0.001815</text:p>
          </table:table-cell>
          <table:table-cell table:formula="of:=100*([.D7]-[.G7])/[.D7]" office:value-type="float" office:value="4.10813089636581" calcext:value-type="float">
            <text:p>4.11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0.2777889" calcext:value-type="float">
            <text:p>0.277789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429.36" calcext:value-type="float">
            <text:p>7429.36</text:p>
          </table:table-cell>
          <table:table-cell office:value-type="float" office:value="0.001338" calcext:value-type="float">
            <text:p>0.001338</text:p>
          </table:table-cell>
          <table:table-cell table:formula="of:=100*([.D8]-[.G8])/[.D8]" office:value-type="float" office:value="4.20195042134503" calcext:value-type="float">
            <text:p>4.20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79.23" calcext:value-type="float">
            <text:p>7579.23</text:p>
          </table:table-cell>
          <table:table-cell office:value-type="float" office:value="0.001992" calcext:value-type="float">
            <text:p>0.001992</text:p>
          </table:table-cell>
          <table:table-cell table:formula="of:=100*([.D9]-[.G9])/[.D9]" office:value-type="float" office:value="2.50176506456642" calcext:value-type="float">
            <text:p>2.50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378.73" calcext:value-type="float">
            <text:p>7378.73</text:p>
          </table:table-cell>
          <table:table-cell office:value-type="float" office:value="0.000904" calcext:value-type="float">
            <text:p>0.000904</text:p>
          </table:table-cell>
          <table:table-cell table:formula="of:=100*([.D10]-[.G10])/[.D10]" office:value-type="float" office:value="5.05680088544908" calcext:value-type="float">
            <text:p>5.06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3.65688145542894" calcext:value-type="float">
            <text:p>3.66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85.66" calcext:value-type="float">
            <text:p>7585.66</text:p>
          </table:table-cell>
          <table:table-cell office:value-type="float" office:value="0.002258" calcext:value-type="float">
            <text:p>0.002258</text:p>
          </table:table-cell>
          <table:table-cell table:formula="of:=100*([.D11]-[.G11])/[.D11]" office:value-type="float" office:value="2.13164597081595" calcext:value-type="float">
            <text:p>2.13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1.48721020733324" calcext:value-type="float">
            <text:p>1.49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567.82" calcext:value-type="float">
            <text:p>7567.82</text:p>
          </table:table-cell>
          <table:table-cell office:value-type="float" office:value="0.002248" calcext:value-type="float">
            <text:p>0.002248</text:p>
          </table:table-cell>
          <table:table-cell table:formula="of:=100*([.D12]-[.G12])/[.D12]" office:value-type="float" office:value="2.60294668100065" calcext:value-type="float">
            <text:p>2.60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0.810305942022656" calcext:value-type="float">
            <text:p>0.81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532.32" calcext:value-type="float">
            <text:p>7532.32</text:p>
          </table:table-cell>
          <table:table-cell office:value-type="float" office:value="0.00156" calcext:value-type="float">
            <text:p>0.001560</text:p>
          </table:table-cell>
          <table:table-cell table:formula="of:=100*([.D13]-[.G13])/[.D13]" office:value-type="float" office:value="3.18791019930119" calcext:value-type="float">
            <text:p>3.19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17102" calcext:value-type="float">
            <text:p>0.001710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173102.325665" calcext:value-type="float">
            <text:p>11173102.325665</text:p>
          </table:table-cell>
          <table:table-cell office:value-type="float" office:value="0.301306" calcext:value-type="float">
            <text:p>0.301306</text:p>
          </table:table-cell>
          <table:table-cell table:formula="of:=100*([.D14]-[.G14])/[.D14]" office:value-type="float" office:value="1.12206824639745" calcext:value-type="float">
            <text:p>1.12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2438305" calcext:value-type="float">
            <text:p>0.243831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133349.654247" calcext:value-type="float">
            <text:p>11133349.654247</text:p>
          </table:table-cell>
          <table:table-cell office:value-type="float" office:value="0.247538" calcext:value-type="float">
            <text:p>0.247538</text:p>
          </table:table-cell>
          <table:table-cell table:formula="of:=100*([.D15]-[.G15])/[.D15]" office:value-type="float" office:value="1.35934247548381" calcext:value-type="float">
            <text:p>1.36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0.742379714285714" calcext:value-type="float">
            <text:p>0.742380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090695.412086" calcext:value-type="float">
            <text:p>11090695.412086</text:p>
          </table:table-cell>
          <table:table-cell office:value-type="float" office:value="0.132758" calcext:value-type="float">
            <text:p>0.132758</text:p>
          </table:table-cell>
          <table:table-cell table:formula="of:=100*([.D16]-[.G16])/[.D16]" office:value-type="float" office:value="1.85173939244101" calcext:value-type="float">
            <text:p>1.8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097167.10193" calcext:value-type="float">
            <text:p>11097167.101930</text:p>
          </table:table-cell>
          <table:table-cell office:value-type="float" office:value="0.109667" calcext:value-type="float">
            <text:p>0.109667</text:p>
          </table:table-cell>
          <table:table-cell table:formula="of:=100*([.D17]-[.G17])/[.D17]" office:value-type="float" office:value="1.71560726797037" calcext:value-type="float">
            <text:p>1.72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129108.819153" calcext:value-type="float">
            <text:p>11129108.819153</text:p>
          </table:table-cell>
          <table:table-cell office:value-type="float" office:value="0.138355" calcext:value-type="float">
            <text:p>0.138355</text:p>
          </table:table-cell>
          <table:table-cell table:formula="of:=100*([.D18]-[.G18])/[.D18]" office:value-type="float" office:value="1.47801749548683" calcext:value-type="float">
            <text:p>1.48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135882.769891" calcext:value-type="float">
            <text:p>11135882.769891</text:p>
          </table:table-cell>
          <table:table-cell office:value-type="float" office:value="0.175318" calcext:value-type="float">
            <text:p>0.175318</text:p>
          </table:table-cell>
          <table:table-cell table:formula="of:=100*([.D19]-[.G19])/[.D19]" office:value-type="float" office:value="1.38513122551901" calcext:value-type="float">
            <text:p>1.39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152216.443289" calcext:value-type="float">
            <text:p>11152216.443289</text:p>
          </table:table-cell>
          <table:table-cell office:value-type="float" office:value="0.150594" calcext:value-type="float">
            <text:p>0.150594</text:p>
          </table:table-cell>
          <table:table-cell table:formula="of:=100*([.D20]-[.G20])/[.D20]" office:value-type="float" office:value="1.35737476269706" calcext:value-type="float">
            <text:p>1.36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116951.623387" calcext:value-type="float">
            <text:p>11116951.623387</text:p>
          </table:table-cell>
          <table:table-cell office:value-type="float" office:value="0.162471" calcext:value-type="float">
            <text:p>0.162471</text:p>
          </table:table-cell>
          <table:table-cell table:formula="of:=100*([.D21]-[.G21])/[.D21]" office:value-type="float" office:value="1.44473089830345" calcext:value-type="float">
            <text:p>1.44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110202.854712" calcext:value-type="float">
            <text:p>11110202.854712</text:p>
          </table:table-cell>
          <table:table-cell office:value-type="float" office:value="0.145042" calcext:value-type="float">
            <text:p>0.145042</text:p>
          </table:table-cell>
          <table:table-cell table:formula="of:=100*([.D22]-[.G22])/[.D22]" office:value-type="float" office:value="1.65515059420563" calcext:value-type="float">
            <text:p>1.66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126636.623488" calcext:value-type="float">
            <text:p>11126636.623488</text:p>
          </table:table-cell>
          <table:table-cell table:style-name="ce83" office:value-type="float" office:value="0.142441" calcext:value-type="float">
            <text:p>0.142441</text:p>
          </table:table-cell>
          <table:table-cell table:formula="of:=100*([.D23]-[.G23])/[.D23]" office:value-type="float" office:value="1.50293971482778" calcext:value-type="float">
            <text:p>1.50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620029" calcext:value-type="float">
            <text:p>24620029</text:p>
          </table:table-cell>
          <table:table-cell office:value-type="float" office:value="0.336533" calcext:value-type="float">
            <text:p>0.336533</text:p>
          </table:table-cell>
          <table:table-cell table:formula="of:=100*([.D24]-[.G24])/[.D24]" office:value-type="float" office:value="1.06124350037032" calcext:value-type="float">
            <text:p>1.06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626811" calcext:value-type="float">
            <text:p>24626811</text:p>
          </table:table-cell>
          <table:table-cell office:value-type="float" office:value="0.464051" calcext:value-type="float">
            <text:p>0.464051</text:p>
          </table:table-cell>
          <table:table-cell table:formula="of:=100*([.D25]-[.G25])/[.D25]" office:value-type="float" office:value="1.11831081941095" calcext:value-type="float">
            <text:p>1.1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3076870" calcext:value-type="float">
            <text:p>43076870</text:p>
          </table:table-cell>
          <table:table-cell office:value-type="float" office:value="0.613833" calcext:value-type="float">
            <text:p>0.613833</text:p>
          </table:table-cell>
          <table:table-cell table:formula="of:=100*([.D26]-[.G26])/[.D26]" office:value-type="float" office:value="0.829681687342119" calcext:value-type="float">
            <text:p>0.8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2974818" calcext:value-type="float">
            <text:p>42974818</text:p>
          </table:table-cell>
          <table:table-cell office:value-type="float" office:value="0.60859" calcext:value-type="float">
            <text:p>0.608590</text:p>
          </table:table-cell>
          <table:table-cell table:formula="of:=100*([.D27]-[.G27])/[.D27]" office:value-type="float" office:value="1.06598941416567" calcext:value-type="float">
            <text:p>1.0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3110625" calcext:value-type="float">
            <text:p>43110625</text:p>
          </table:table-cell>
          <table:table-cell office:value-type="float" office:value="0.612016" calcext:value-type="float">
            <text:p>0.612016</text:p>
          </table:table-cell>
          <table:table-cell table:formula="of:=100*([.D28]-[.G28])/[.D28]" office:value-type="float" office:value="0.840978675921252" calcext:value-type="float">
            <text:p>0.8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484114" calcext:value-type="float">
            <text:p>66484114</text:p>
          </table:table-cell>
          <table:table-cell office:value-type="float" office:value="0.755266" calcext:value-type="float">
            <text:p>0.755266</text:p>
          </table:table-cell>
          <table:table-cell table:formula="of:=100*([.D29]-[.G29])/[.D29]" office:value-type="float" office:value="0.790784905690898" calcext:value-type="float">
            <text:p>0.7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617709" calcext:value-type="float">
            <text:p>66617709</text:p>
          </table:table-cell>
          <table:table-cell office:value-type="float" office:value="0.746921" calcext:value-type="float">
            <text:p>0.746921</text:p>
          </table:table-cell>
          <table:table-cell table:formula="of:=100*([.D30]-[.G30])/[.D30]" office:value-type="float" office:value="0.540309239800545" calcext:value-type="float">
            <text:p>0.54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6540236" calcext:value-type="float">
            <text:p>66540236</text:p>
          </table:table-cell>
          <table:table-cell office:value-type="float" office:value="0.745031" calcext:value-type="float">
            <text:p>0.745031</text:p>
          </table:table-cell>
          <table:table-cell table:formula="of:=100*([.D31]-[.G31])/[.D31]" office:value-type="float" office:value="0.675655413335958" calcext:value-type="float">
            <text:p>0.6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5076427" calcext:value-type="float">
            <text:p>95076427</text:p>
          </table:table-cell>
          <table:table-cell office:value-type="float" office:value="0.86778" calcext:value-type="float">
            <text:p>0.867780</text:p>
          </table:table-cell>
          <table:table-cell table:formula="of:=100*([.D32]-[.G32])/[.D32]" office:value-type="float" office:value="0.582559160279621" calcext:value-type="float">
            <text:p>0.5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5072071" calcext:value-type="float">
            <text:p>95072071</text:p>
          </table:table-cell>
          <table:table-cell office:value-type="float" office:value="0.861054" calcext:value-type="float">
            <text:p>0.861054</text:p>
          </table:table-cell>
          <table:table-cell table:formula="of:=100*([.D33]-[.G33])/[.D33]" office:value-type="float" office:value="0.597546603909226" calcext:value-type="float">
            <text:p>0.60</text:p>
          </table:table-cell>
          <table:table-cell table:number-columns-repeated="3"/>
        </table:table-row>
      </table:table>
      <table:table table:name="BMB" table:style-name="ta2">
        <office:forms form:automatic-focus="false" form:apply-design-mode="false"/>
        <table:table-column table:style-name="co15" table:default-cell-style-name="ce4"/>
        <table:table-column table:style-name="co10" table:number-columns-repeated="2" table:default-cell-style-name="ce16"/>
        <table:table-column table:style-name="co10" table:default-cell-style-name="ce23"/>
        <table:table-column table:style-name="co10" table:default-cell-style-name="ce2"/>
        <table:table-column table:style-name="co16" table:default-cell-style-name="ce28"/>
        <table:table-column table:style-name="co17" table:default-cell-style-name="ce78"/>
        <table:table-column table:style-name="co10" table:default-cell-style-name="ce79"/>
        <table:table-column table:style-name="co10" table:default-cell-style-name="ce87"/>
        <table:table-column table:style-name="co10" table:default-cell-style-name="ce40"/>
        <table:table-column table:style-name="co8" table:default-cell-style-name="ce12"/>
        <table:table-column table:style-name="co1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482.22" calcext:value-type="float">
            <text:p>7482.22</text:p>
          </table:table-cell>
          <table:table-cell office:value-type="float" office:value="0.013815" calcext:value-type="float">
            <text:p>0.013815</text:p>
          </table:table-cell>
          <table:table-cell table:formula="of:=100*([.D4]-[.G4])/[.D4]" office:value-type="float" office:value="4.48838444148918" calcext:value-type="float">
            <text:p>4.49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469" calcext:value-type="float">
            <text:p>7469.00</text:p>
          </table:table-cell>
          <table:table-cell office:value-type="float" office:value="0.01375" calcext:value-type="float">
            <text:p>0.013750</text:p>
          </table:table-cell>
          <table:table-cell table:formula="of:=100*([.D5]-[.G5])/[.D5]" office:value-type="float" office:value="3.89442611887675" calcext:value-type="float">
            <text:p>3.89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444.02" calcext:value-type="float">
            <text:p>7444.02</text:p>
          </table:table-cell>
          <table:table-cell office:value-type="float" office:value="0.013822" calcext:value-type="float">
            <text:p>0.013822</text:p>
          </table:table-cell>
          <table:table-cell table:formula="of:=100*([.D6]-[.G6])/[.D6]" office:value-type="float" office:value="4.06399323771019" calcext:value-type="float">
            <text:p>4.06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5.76392355729311" calcext:value-type="float">
            <text:p>5.76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472.06" calcext:value-type="float">
            <text:p>7472.06</text:p>
          </table:table-cell>
          <table:table-cell office:value-type="float" office:value="0.013881" calcext:value-type="float">
            <text:p>0.013881</text:p>
          </table:table-cell>
          <table:table-cell table:formula="of:=100*([.D7]-[.G7])/[.D7]" office:value-type="float" office:value="3.83748294470684" calcext:value-type="float">
            <text:p>3.84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1.58354823333333" calcext:value-type="float">
            <text:p>1.583548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458.18" calcext:value-type="float">
            <text:p>7458.18</text:p>
          </table:table-cell>
          <table:table-cell office:value-type="float" office:value="0.013729" calcext:value-type="float">
            <text:p>0.013729</text:p>
          </table:table-cell>
          <table:table-cell table:formula="of:=100*([.D8]-[.G8])/[.D8]" office:value-type="float" office:value="3.83033028329049" calcext:value-type="float">
            <text:p>3.83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502.18" calcext:value-type="float">
            <text:p>7502.18</text:p>
          </table:table-cell>
          <table:table-cell office:value-type="float" office:value="0.013758" calcext:value-type="float">
            <text:p>0.013758</text:p>
          </table:table-cell>
          <table:table-cell table:formula="of:=100*([.D9]-[.G9])/[.D9]" office:value-type="float" office:value="3.49292630413497" calcext:value-type="float">
            <text:p>3.49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467.24" calcext:value-type="float">
            <text:p>7467.24</text:p>
          </table:table-cell>
          <table:table-cell office:value-type="float" office:value="0.01373" calcext:value-type="float">
            <text:p>0.013730</text:p>
          </table:table-cell>
          <table:table-cell table:formula="of:=100*([.D10]-[.G10])/[.D10]" office:value-type="float" office:value="3.91792975808313" calcext:value-type="float">
            <text:p>3.92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3.7761438351645" calcext:value-type="float">
            <text:p>3.78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04.48" calcext:value-type="float">
            <text:p>7504.48</text:p>
          </table:table-cell>
          <table:table-cell office:value-type="float" office:value="0.014093" calcext:value-type="float">
            <text:p>0.014093</text:p>
          </table:table-cell>
          <table:table-cell table:formula="of:=100*([.D11]-[.G11])/[.D11]" office:value-type="float" office:value="3.17901073276009" calcext:value-type="float">
            <text:p>3.18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7.65345889502542" calcext:value-type="float">
            <text:p>7.65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524.86" calcext:value-type="float">
            <text:p>7524.86</text:p>
          </table:table-cell>
          <table:table-cell office:value-type="float" office:value="0.013897" calcext:value-type="float">
            <text:p>0.013897</text:p>
          </table:table-cell>
          <table:table-cell table:formula="of:=100*([.D12]-[.G12])/[.D12]" office:value-type="float" office:value="3.15583739597329" calcext:value-type="float">
            <text:p>3.16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5.8621679416894" calcext:value-type="float">
            <text:p>5.86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476.83" calcext:value-type="float">
            <text:p>7476.83</text:p>
          </table:table-cell>
          <table:table-cell office:value-type="float" office:value="0.013568" calcext:value-type="float">
            <text:p>0.013568</text:p>
          </table:table-cell>
          <table:table-cell table:formula="of:=100*([.D13]-[.G13])/[.D13]" office:value-type="float" office:value="3.90111713462002" calcext:value-type="float">
            <text:p>3.90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138043" calcext:value-type="float">
            <text:p>0.013804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0426716.026032" calcext:value-type="float">
            <text:p>10426716.026032</text:p>
          </table:table-cell>
          <table:table-cell office:value-type="float" office:value="0.366589" calcext:value-type="float">
            <text:p>0.366589</text:p>
          </table:table-cell>
          <table:table-cell table:formula="of:=100*([.D14]-[.G14])/[.D14]" office:value-type="float" office:value="7.72731819809726" calcext:value-type="float">
            <text:p>7.73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9935352" calcext:value-type="float">
            <text:p>0.993535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0427353.943323" calcext:value-type="float">
            <text:p>10427353.943323</text:p>
          </table:table-cell>
          <table:table-cell office:value-type="float" office:value="0.40521" calcext:value-type="float">
            <text:p>0.405210</text:p>
          </table:table-cell>
          <table:table-cell table:formula="of:=100*([.D15]-[.G15])/[.D15]" office:value-type="float" office:value="7.61441244972705" calcext:value-type="float">
            <text:p>7.61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5.18248228571429" calcext:value-type="float">
            <text:p>5.182482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0445527.905711" calcext:value-type="float">
            <text:p>10445527.905711</text:p>
          </table:table-cell>
          <table:table-cell office:value-type="float" office:value="0.383877" calcext:value-type="float">
            <text:p>0.383877</text:p>
          </table:table-cell>
          <table:table-cell table:formula="of:=100*([.D16]-[.G16])/[.D16]" office:value-type="float" office:value="7.56121622851187" calcext:value-type="float">
            <text:p>7.56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0409011.130279" calcext:value-type="float">
            <text:p>10409011.130279</text:p>
          </table:table-cell>
          <table:table-cell office:value-type="float" office:value="0.388696" calcext:value-type="float">
            <text:p>0.388696</text:p>
          </table:table-cell>
          <table:table-cell table:formula="of:=100*([.D17]-[.G17])/[.D17]" office:value-type="float" office:value="7.81040526077299" calcext:value-type="float">
            <text:p>7.8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0441074.35403" calcext:value-type="float">
            <text:p>10441074.354030</text:p>
          </table:table-cell>
          <table:table-cell office:value-type="float" office:value="0.411305" calcext:value-type="float">
            <text:p>0.411305</text:p>
          </table:table-cell>
          <table:table-cell table:formula="of:=100*([.D18]-[.G18])/[.D18]" office:value-type="float" office:value="7.56893821850922" calcext:value-type="float">
            <text:p>7.57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0431516.068095" calcext:value-type="float">
            <text:p>10431516.068095</text:p>
          </table:table-cell>
          <table:table-cell office:value-type="float" office:value="0.400185" calcext:value-type="float">
            <text:p>0.400185</text:p>
          </table:table-cell>
          <table:table-cell table:formula="of:=100*([.D19]-[.G19])/[.D19]" office:value-type="float" office:value="7.62271753116277" calcext:value-type="float">
            <text:p>7.62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0421035.895624" calcext:value-type="float">
            <text:p>10421035.895624</text:p>
          </table:table-cell>
          <table:table-cell office:value-type="float" office:value="0.389223" calcext:value-type="float">
            <text:p>0.389223</text:p>
          </table:table-cell>
          <table:table-cell table:formula="of:=100*([.D20]-[.G20])/[.D20]" office:value-type="float" office:value="7.82475002490577" calcext:value-type="float">
            <text:p>7.82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0424387.808626" calcext:value-type="float">
            <text:p>10424387.808626</text:p>
          </table:table-cell>
          <table:table-cell office:value-type="float" office:value="0.33112" calcext:value-type="float">
            <text:p>0.331120</text:p>
          </table:table-cell>
          <table:table-cell table:formula="of:=100*([.D21]-[.G21])/[.D21]" office:value-type="float" office:value="7.58452672059312" calcext:value-type="float">
            <text:p>7.58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0445303.837884" calcext:value-type="float">
            <text:p>10445303.837884</text:p>
          </table:table-cell>
          <table:table-cell office:value-type="float" office:value="0.325514" calcext:value-type="float">
            <text:p>0.325514</text:p>
          </table:table-cell>
          <table:table-cell table:formula="of:=100*([.D22]-[.G22])/[.D22]" office:value-type="float" office:value="7.54067712644873" calcext:value-type="float">
            <text:p>7.54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0428892.377202" calcext:value-type="float">
            <text:p>10428892.377202</text:p>
          </table:table-cell>
          <table:table-cell table:style-name="ce83" office:value-type="float" office:value="0.389257" calcext:value-type="float">
            <text:p>0.389257</text:p>
          </table:table-cell>
          <table:table-cell table:formula="of:=100*([.D23]-[.G23])/[.D23]" office:value-type="float" office:value="7.67962719152546" calcext:value-type="float">
            <text:p>7.68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3108629" calcext:value-type="float">
            <text:p>23108629</text:p>
          </table:table-cell>
          <table:table-cell office:value-type="float" office:value="2.02994" calcext:value-type="float">
            <text:p>2.029940</text:p>
          </table:table-cell>
          <table:table-cell table:formula="of:=100*([.D24]-[.G24])/[.D24]" office:value-type="float" office:value="7.13499900137076" calcext:value-type="float">
            <text:p>7.13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3086637" calcext:value-type="float">
            <text:p>23086637</text:p>
          </table:table-cell>
          <table:table-cell office:value-type="float" office:value="1.891329" calcext:value-type="float">
            <text:p>1.891329</text:p>
          </table:table-cell>
          <table:table-cell table:formula="of:=100*([.D25]-[.G25])/[.D25]" office:value-type="float" office:value="7.30242482231715" calcext:value-type="float">
            <text:p>7.3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0724690" calcext:value-type="float">
            <text:p>40724690</text:p>
          </table:table-cell>
          <table:table-cell office:value-type="float" office:value="3.378783" calcext:value-type="float">
            <text:p>3.378783</text:p>
          </table:table-cell>
          <table:table-cell table:formula="of:=100*([.D26]-[.G26])/[.D26]" office:value-type="float" office:value="6.24480212967388" calcext:value-type="float">
            <text:p>6.2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0723426" calcext:value-type="float">
            <text:p>40723426</text:p>
          </table:table-cell>
          <table:table-cell office:value-type="float" office:value="3.5336" calcext:value-type="float">
            <text:p>3.533600</text:p>
          </table:table-cell>
          <table:table-cell table:formula="of:=100*([.D27]-[.G27])/[.D27]" office:value-type="float" office:value="6.24900705861184" calcext:value-type="float">
            <text:p>6.25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0777189" calcext:value-type="float">
            <text:p>40777189</text:p>
          </table:table-cell>
          <table:table-cell office:value-type="float" office:value="3.695669" calcext:value-type="float">
            <text:p>3.695669</text:p>
          </table:table-cell>
          <table:table-cell table:formula="of:=100*([.D28]-[.G28])/[.D28]" office:value-type="float" office:value="6.20812958320624" calcext:value-type="float">
            <text:p>6.21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3503557" calcext:value-type="float">
            <text:p>63503557</text:p>
          </table:table-cell>
          <table:table-cell office:value-type="float" office:value="5.042132" calcext:value-type="float">
            <text:p>5.042132</text:p>
          </table:table-cell>
          <table:table-cell table:formula="of:=100*([.D29]-[.G29])/[.D29]" office:value-type="float" office:value="5.23844469572508" calcext:value-type="float">
            <text:p>5.2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3399079" calcext:value-type="float">
            <text:p>63399079</text:p>
          </table:table-cell>
          <table:table-cell office:value-type="float" office:value="5.070244" calcext:value-type="float">
            <text:p>5.070244</text:p>
          </table:table-cell>
          <table:table-cell table:formula="of:=100*([.D30]-[.G30])/[.D30]" office:value-type="float" office:value="5.3456973156874" calcext:value-type="float">
            <text:p>5.35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3523316" calcext:value-type="float">
            <text:p>63523316</text:p>
          </table:table-cell>
          <table:table-cell office:value-type="float" office:value="5.318703" calcext:value-type="float">
            <text:p>5.318703</text:p>
          </table:table-cell>
          <table:table-cell table:formula="of:=100*([.D31]-[.G31])/[.D31]" office:value-type="float" office:value="5.17899985098416" calcext:value-type="float">
            <text:p>5.1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0969918" calcext:value-type="float">
            <text:p>90969918</text:p>
          </table:table-cell>
          <table:table-cell office:value-type="float" office:value="6.970146" calcext:value-type="float">
            <text:p>6.970146</text:p>
          </table:table-cell>
          <table:table-cell table:formula="of:=100*([.D32]-[.G32])/[.D32]" office:value-type="float" office:value="4.87656376738669" calcext:value-type="float">
            <text:p>4.8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1011939" calcext:value-type="float">
            <text:p>91011939</text:p>
          </table:table-cell>
          <table:table-cell office:value-type="float" office:value="6.646882" calcext:value-type="float">
            <text:p>6.646882</text:p>
          </table:table-cell>
          <table:table-cell table:formula="of:=100*([.D33]-[.G33])/[.D33]" office:value-type="float" office:value="4.84261119193084" calcext:value-type="float">
            <text:p>4.84</text:p>
          </table:table-cell>
          <table:table-cell table:number-columns-repeated="3"/>
        </table:table-row>
      </table:table>
      <table:table table:name="ILS" table:style-name="ta2">
        <office:forms form:automatic-focus="false" form:apply-design-mode="false"/>
        <table:table-column table:style-name="co15" table:default-cell-style-name="ce4"/>
        <table:table-column table:style-name="co10" table:number-columns-repeated="2" table:default-cell-style-name="ce16"/>
        <table:table-column table:style-name="co10" table:default-cell-style-name="ce23"/>
        <table:table-column table:style-name="co10" table:default-cell-style-name="ce2"/>
        <table:table-column table:style-name="co16" table:default-cell-style-name="ce28"/>
        <table:table-column table:style-name="co17" table:default-cell-style-name="ce78"/>
        <table:table-column table:style-name="co10" table:default-cell-style-name="ce79"/>
        <table:table-column table:style-name="co10" table:default-cell-style-name="ce87"/>
        <table:table-column table:style-name="co10" table:default-cell-style-name="ce40"/>
        <table:table-column table:style-name="co8" table:default-cell-style-name="ce12"/>
        <table:table-column table:style-name="co1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32.66" calcext:value-type="float">
            <text:p>7632.66</text:p>
          </table:table-cell>
          <table:table-cell office:value-type="float" office:value="0.006191" calcext:value-type="float">
            <text:p>0.006191</text:p>
          </table:table-cell>
          <table:table-cell table:formula="of:=100*([.D4]-[.G4])/[.D4]" office:value-type="float" office:value="2.56799618177183" calcext:value-type="float">
            <text:p>2.57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581.53" calcext:value-type="float">
            <text:p>7581.53</text:p>
          </table:table-cell>
          <table:table-cell office:value-type="float" office:value="0.00633" calcext:value-type="float">
            <text:p>0.006330</text:p>
          </table:table-cell>
          <table:table-cell table:formula="of:=100*([.D5]-[.G5])/[.D5]" office:value-type="float" office:value="2.44647321636734" calcext:value-type="float">
            <text:p>2.45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09.2" calcext:value-type="float">
            <text:p>7609.20</text:p>
          </table:table-cell>
          <table:table-cell office:value-type="float" office:value="0.006378" calcext:value-type="float">
            <text:p>0.006378</text:p>
          </table:table-cell>
          <table:table-cell table:formula="of:=100*([.D6]-[.G6])/[.D6]" office:value-type="float" office:value="1.9352093820791" calcext:value-type="float">
            <text:p>1.94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93357088514033" calcext:value-type="float">
            <text:p>1.93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41.37" calcext:value-type="float">
            <text:p>7641.37</text:p>
          </table:table-cell>
          <table:table-cell office:value-type="float" office:value="0.006257" calcext:value-type="float">
            <text:p>0.006257</text:p>
          </table:table-cell>
          <table:table-cell table:formula="of:=100*([.D7]-[.G7])/[.D7]" office:value-type="float" office:value="1.65852884602032" calcext:value-type="float">
            <text:p>1.66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1.44444286666667" calcext:value-type="float">
            <text:p>1.444443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57.4" calcext:value-type="float">
            <text:p>7557.40</text:p>
          </table:table-cell>
          <table:table-cell office:value-type="float" office:value="0.006336" calcext:value-type="float">
            <text:p>0.006336</text:p>
          </table:table-cell>
          <table:table-cell table:formula="of:=100*([.D8]-[.G8])/[.D8]" office:value-type="float" office:value="2.55093576220198" calcext:value-type="float">
            <text:p>2.55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680.05" calcext:value-type="float">
            <text:p>7680.05</text:p>
          </table:table-cell>
          <table:table-cell office:value-type="float" office:value="0.006364" calcext:value-type="float">
            <text:p>0.006364</text:p>
          </table:table-cell>
          <table:table-cell table:formula="of:=100*([.D9]-[.G9])/[.D9]" office:value-type="float" office:value="1.20482961780066" calcext:value-type="float">
            <text:p>1.20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708.75" calcext:value-type="float">
            <text:p>7708.75</text:p>
          </table:table-cell>
          <table:table-cell office:value-type="float" office:value="0.009534" calcext:value-type="float">
            <text:p>0.009534</text:p>
          </table:table-cell>
          <table:table-cell table:formula="of:=100*([.D10]-[.G10])/[.D10]" office:value-type="float" office:value="0.81038523237814" calcext:value-type="float">
            <text:p>0.81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75491337910176" calcext:value-type="float">
            <text:p>1.75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638.27" calcext:value-type="float">
            <text:p>7638.27</text:p>
          </table:table-cell>
          <table:table-cell office:value-type="float" office:value="0.006148" calcext:value-type="float">
            <text:p>0.006148</text:p>
          </table:table-cell>
          <table:table-cell table:formula="of:=100*([.D11]-[.G11])/[.D11]" office:value-type="float" office:value="1.45288445165012" calcext:value-type="float">
            <text:p>1.45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1.75916469891875" calcext:value-type="float">
            <text:p>1.76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77.87" calcext:value-type="float">
            <text:p>7677.87</text:p>
          </table:table-cell>
          <table:table-cell office:value-type="float" office:value="0.006588" calcext:value-type="float">
            <text:p>0.006588</text:p>
          </table:table-cell>
          <table:table-cell table:formula="of:=100*([.D12]-[.G12])/[.D12]" office:value-type="float" office:value="1.18661467022927" calcext:value-type="float">
            <text:p>1.19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2.28663457740047" calcext:value-type="float">
            <text:p>2.29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645.34" calcext:value-type="float">
            <text:p>7645.34</text:p>
          </table:table-cell>
          <table:table-cell office:value-type="float" office:value="0.006113" calcext:value-type="float">
            <text:p>0.006113</text:p>
          </table:table-cell>
          <table:table-cell table:formula="of:=100*([.D13]-[.G13])/[.D13]" office:value-type="float" office:value="1.73527643051879" calcext:value-type="float">
            <text:p>1.74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066239" calcext:value-type="float">
            <text:p>0.006624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127130.991543" calcext:value-type="float">
            <text:p>11127130.991543</text:p>
          </table:table-cell>
          <table:table-cell office:value-type="float" office:value="0.292548" calcext:value-type="float">
            <text:p>0.292548</text:p>
          </table:table-cell>
          <table:table-cell table:formula="of:=100*([.D14]-[.G14])/[.D14]" office:value-type="float" office:value="1.52889799747705" calcext:value-type="float">
            <text:p>1.53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8393272" calcext:value-type="float">
            <text:p>0.839327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075602.241853" calcext:value-type="float">
            <text:p>11075602.241853</text:p>
          </table:table-cell>
          <table:table-cell office:value-type="float" office:value="0.339452" calcext:value-type="float">
            <text:p>0.339452</text:p>
          </table:table-cell>
          <table:table-cell table:formula="of:=100*([.D15]-[.G15])/[.D15]" office:value-type="float" office:value="1.87098029391078" calcext:value-type="float">
            <text:p>1.87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4.84519514285714" calcext:value-type="float">
            <text:p>4.845195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095351.389923" calcext:value-type="float">
            <text:p>11095351.389923</text:p>
          </table:table-cell>
          <table:table-cell office:value-type="float" office:value="0.325409" calcext:value-type="float">
            <text:p>0.325409</text:p>
          </table:table-cell>
          <table:table-cell table:formula="of:=100*([.D16]-[.G16])/[.D16]" office:value-type="float" office:value="1.81053583313751" calcext:value-type="float">
            <text:p>1.81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100623.105655" calcext:value-type="float">
            <text:p>11100623.105655</text:p>
          </table:table-cell>
          <table:table-cell office:value-type="float" office:value="0.342774" calcext:value-type="float">
            <text:p>0.342774</text:p>
          </table:table-cell>
          <table:table-cell table:formula="of:=100*([.D17]-[.G17])/[.D17]" office:value-type="float" office:value="1.68499844463093" calcext:value-type="float">
            <text:p>1.68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110852.930049" calcext:value-type="float">
            <text:p>11110852.930049</text:p>
          </table:table-cell>
          <table:table-cell office:value-type="float" office:value="0.319158" calcext:value-type="float">
            <text:p>0.319158</text:p>
          </table:table-cell>
          <table:table-cell table:formula="of:=100*([.D18]-[.G18])/[.D18]" office:value-type="float" office:value="1.63963029091688" calcext:value-type="float">
            <text:p>1.64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089648.503338" calcext:value-type="float">
            <text:p>11089648.503338</text:p>
          </table:table-cell>
          <table:table-cell office:value-type="float" office:value="0.350028" calcext:value-type="float">
            <text:p>0.350028</text:p>
          </table:table-cell>
          <table:table-cell table:formula="of:=100*([.D19]-[.G19])/[.D19]" office:value-type="float" office:value="1.79456316937316" calcext:value-type="float">
            <text:p>1.79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096760.020107" calcext:value-type="float">
            <text:p>11096760.020107</text:p>
          </table:table-cell>
          <table:table-cell office:value-type="float" office:value="0.378004" calcext:value-type="float">
            <text:p>0.378004</text:p>
          </table:table-cell>
          <table:table-cell table:formula="of:=100*([.D20]-[.G20])/[.D20]" office:value-type="float" office:value="1.84789314500799" calcext:value-type="float">
            <text:p>1.85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086246.607458" calcext:value-type="float">
            <text:p>11086246.607458</text:p>
          </table:table-cell>
          <table:table-cell office:value-type="float" office:value="0.350357" calcext:value-type="float">
            <text:p>0.350357</text:p>
          </table:table-cell>
          <table:table-cell table:formula="of:=100*([.D21]-[.G21])/[.D21]" office:value-type="float" office:value="1.71694051206918" calcext:value-type="float">
            <text:p>1.72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088656.626402" calcext:value-type="float">
            <text:p>11088656.626402</text:p>
          </table:table-cell>
          <table:table-cell office:value-type="float" office:value="0.346172" calcext:value-type="float">
            <text:p>0.346172</text:p>
          </table:table-cell>
          <table:table-cell table:formula="of:=100*([.D22]-[.G22])/[.D22]" office:value-type="float" office:value="1.8458726364689" calcext:value-type="float">
            <text:p>1.85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087280.484187" calcext:value-type="float">
            <text:p>11087280.484187</text:p>
          </table:table-cell>
          <table:table-cell table:style-name="ce83" office:value-type="float" office:value="0.34705" calcext:value-type="float">
            <text:p>0.347050</text:p>
          </table:table-cell>
          <table:table-cell table:formula="of:=100*([.D23]-[.G23])/[.D23]" office:value-type="float" office:value="1.85133466619513" calcext:value-type="float">
            <text:p>1.85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280091" calcext:value-type="float">
            <text:p>24280091</text:p>
          </table:table-cell>
          <table:table-cell office:value-type="float" office:value="1.481418" calcext:value-type="float">
            <text:p>1.481418</text:p>
          </table:table-cell>
          <table:table-cell table:formula="of:=100*([.D24]-[.G24])/[.D24]" office:value-type="float" office:value="2.42732812224347" calcext:value-type="float">
            <text:p>2.43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329813" calcext:value-type="float">
            <text:p>24329813</text:p>
          </table:table-cell>
          <table:table-cell office:value-type="float" office:value="1.658405" calcext:value-type="float">
            <text:p>1.658405</text:p>
          </table:table-cell>
          <table:table-cell table:formula="of:=100*([.D25]-[.G25])/[.D25]" office:value-type="float" office:value="2.31081860790441" calcext:value-type="float">
            <text:p>2.31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2429092" calcext:value-type="float">
            <text:p>42429092</text:p>
          </table:table-cell>
          <table:table-cell office:value-type="float" office:value="2.819906" calcext:value-type="float">
            <text:p>2.819906</text:p>
          </table:table-cell>
          <table:table-cell table:formula="of:=100*([.D26]-[.G26])/[.D26]" office:value-type="float" office:value="2.32097737470141" calcext:value-type="float">
            <text:p>2.32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2451299" calcext:value-type="float">
            <text:p>42451299</text:p>
          </table:table-cell>
          <table:table-cell office:value-type="float" office:value="3.090409" calcext:value-type="float">
            <text:p>3.090409</text:p>
          </table:table-cell>
          <table:table-cell table:formula="of:=100*([.D27]-[.G27])/[.D27]" office:value-type="float" office:value="2.27120299500935" calcext:value-type="float">
            <text:p>2.2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2413772" calcext:value-type="float">
            <text:p>42413772</text:p>
          </table:table-cell>
          <table:table-cell office:value-type="float" office:value="2.850241" calcext:value-type="float">
            <text:p>2.850241</text:p>
          </table:table-cell>
          <table:table-cell table:formula="of:=100*([.D28]-[.G28])/[.D28]" office:value-type="float" office:value="2.44381467022076" calcext:value-type="float">
            <text:p>2.4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5448795" calcext:value-type="float">
            <text:p>65448795</text:p>
          </table:table-cell>
          <table:table-cell office:value-type="float" office:value="4.969077" calcext:value-type="float">
            <text:p>4.969077</text:p>
          </table:table-cell>
          <table:table-cell table:formula="of:=100*([.D29]-[.G29])/[.D29]" office:value-type="float" office:value="2.33571314768003" calcext:value-type="float">
            <text:p>2.3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5445091" calcext:value-type="float">
            <text:p>65445091</text:p>
          </table:table-cell>
          <table:table-cell office:value-type="float" office:value="4.948011" calcext:value-type="float">
            <text:p>4.948011</text:p>
          </table:table-cell>
          <table:table-cell table:formula="of:=100*([.D30]-[.G30])/[.D30]" office:value-type="float" office:value="2.2910182541235" calcext:value-type="float">
            <text:p>2.29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5535879" calcext:value-type="float">
            <text:p>65535879</text:p>
          </table:table-cell>
          <table:table-cell office:value-type="float" office:value="4.770283" calcext:value-type="float">
            <text:p>4.770283</text:p>
          </table:table-cell>
          <table:table-cell table:formula="of:=100*([.D31]-[.G31])/[.D31]" office:value-type="float" office:value="2.17485509690829" calcext:value-type="float">
            <text:p>2.17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3552197" calcext:value-type="float">
            <text:p>93552197</text:p>
          </table:table-cell>
          <table:table-cell office:value-type="float" office:value="6.817747" calcext:value-type="float">
            <text:p>6.817747</text:p>
          </table:table-cell>
          <table:table-cell table:formula="of:=100*([.D32]-[.G32])/[.D32]" office:value-type="float" office:value="2.17638268344512" calcext:value-type="float">
            <text:p>2.18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3621456" calcext:value-type="float">
            <text:p>93621456</text:p>
          </table:table-cell>
          <table:table-cell office:value-type="float" office:value="6.470598" calcext:value-type="float">
            <text:p>6.470598</text:p>
          </table:table-cell>
          <table:table-cell table:formula="of:=100*([.D33]-[.G33])/[.D33]" office:value-type="float" office:value="2.11423482176839" calcext:value-type="float">
            <text:p>2.11</text:p>
          </table:table-cell>
          <table:table-cell table:number-columns-repeated="3"/>
        </table:table-row>
      </table:table>
      <table:table table:name="ILS-ES" table:style-name="ta2">
        <office:forms form:automatic-focus="false" form:apply-design-mode="false"/>
        <table:table-column table:style-name="co15" table:default-cell-style-name="ce4"/>
        <table:table-column table:style-name="co10" table:number-columns-repeated="2" table:default-cell-style-name="ce16"/>
        <table:table-column table:style-name="co10" table:default-cell-style-name="ce23"/>
        <table:table-column table:style-name="co10" table:default-cell-style-name="ce2"/>
        <table:table-column table:style-name="co16" table:default-cell-style-name="ce28"/>
        <table:table-column table:style-name="co17" table:default-cell-style-name="ce78"/>
        <table:table-column table:style-name="co10" table:default-cell-style-name="ce79"/>
        <table:table-column table:style-name="co10" table:default-cell-style-name="ce87"/>
        <table:table-column table:style-name="co10" table:default-cell-style-name="ce40"/>
        <table:table-column table:style-name="co8" table:default-cell-style-name="ce12"/>
        <table:table-column table:style-name="co10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3" office:value-type="float" office:value="30" calcext:value-type="float">
            <text:p>30</text:p>
          </table:table-cell>
          <table:table-cell table:style-name="ce14" table:number-columns-repeated="2"/>
          <table:table-cell/>
          <table:table-cell table:style-name="ce2" table:number-columns-repeated="3"/>
          <table:table-cell table:style-name="ce38"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/>
          <table:table-cell table:style-name="ce68" office:value-type="string" calcext:value-type="string" table:number-columns-spanned="3" table:number-rows-spanned="1">
            <text:p>Algoritmo X</text:p>
          </table:table-cell>
          <table:covered-table-cell table:style-name="ce29"/>
          <table:covered-table-cell table:style-name="ce77"/>
          <table:table-cell table:style-name="ce39" table:number-columns-repeated="2"/>
          <table:table-cell table:style-name="ce42" table:number-columns-repeated="2"/>
        </table:table-row>
        <table:table-row table:style-name="ro8">
          <table:table-cell table:style-name="ce3" office:value-type="string" calcext:value-type="string">
            <text:p>Caso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22" office:value-type="string" calcext:value-type="string">
            <text:p>Mejor coste</text:p>
          </table:table-cell>
          <table:table-cell/>
          <table:table-cell table:style-name="ce27" office:value-type="string" calcext:value-type="string">
            <text:p>Caso</text:p>
          </table:table-cell>
          <table:table-cell table:style-name="ce30" office:value-type="string" calcext:value-type="string">
            <text:p>Coste obtenido</text:p>
          </table:table-cell>
          <table:table-cell table:style-name="ce77" office:value-type="string" calcext:value-type="string">
            <text:p>Tiempo</text:p>
          </table:table-cell>
          <table:table-cell table:style-name="ce68" office:value-type="string" calcext:value-type="string">
            <text:p>Desv</text:p>
          </table:table-cell>
          <table:table-cell table:style-name="ce68"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1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33.83252" calcext:value-type="float">
            <text:p>7833.83252</text:p>
          </table:table-cell>
          <table:table-cell/>
          <table:table-cell office:value-type="string" calcext:value-type="string">
            <text:p>MDG-a_1_n500_m50</text:p>
          </table:table-cell>
          <table:table-cell office:value-type="float" office:value="7651.39" calcext:value-type="float">
            <text:p>7651.39</text:p>
          </table:table-cell>
          <table:table-cell office:value-type="float" office:value="0.014818" calcext:value-type="float">
            <text:p>0.014818</text:p>
          </table:table-cell>
          <table:table-cell table:formula="of:=100*([.D4]-[.G4])/[.D4]" office:value-type="float" office:value="2.32890503510534" calcext:value-type="float">
            <text:p>2.33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2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66162" calcext:value-type="float">
            <text:p>7771.66162</text:p>
          </table:table-cell>
          <table:table-cell/>
          <table:table-cell office:value-type="string" calcext:value-type="string">
            <text:p>MDG-a_2_n500_m50</text:p>
          </table:table-cell>
          <table:table-cell office:value-type="float" office:value="7578.83" calcext:value-type="float">
            <text:p>7578.83</text:p>
          </table:table-cell>
          <table:table-cell office:value-type="float" office:value="0.013207" calcext:value-type="float">
            <text:p>0.013207</text:p>
          </table:table-cell>
          <table:table-cell table:formula="of:=100*([.D5]-[.G5])/[.D5]" office:value-type="float" office:value="2.4812148215995" calcext:value-type="float">
            <text:p>2.48</text:p>
          </table:table-cell>
          <table:table-cell/>
          <table:table-cell table:style-name="ce43"/>
          <table:table-cell table:style-name="ce45"/>
        </table:table-row>
        <table:table-row table:style-name="ro5">
          <table:table-cell office:value-type="string" calcext:value-type="string">
            <text:p>MDG-a_3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9.35986" calcext:value-type="float">
            <text:p>7759.35986</text:p>
          </table:table-cell>
          <table:table-cell/>
          <table:table-cell office:value-type="string" calcext:value-type="string">
            <text:p>MDG-a_3_n500_m50</text:p>
          </table:table-cell>
          <table:table-cell office:value-type="float" office:value="7643.08" calcext:value-type="float">
            <text:p>7643.08</text:p>
          </table:table-cell>
          <table:table-cell office:value-type="float" office:value="0.014503" calcext:value-type="float">
            <text:p>0.014503</text:p>
          </table:table-cell>
          <table:table-cell table:formula="of:=100*([.D6]-[.G6])/[.D6]" office:value-type="float" office:value="1.49857542500935" calcext:value-type="float">
            <text:p>1.50</text:p>
          </table:table-cell>
          <table:table-cell/>
          <table:table-cell table:style-name="ce44" office:value-type="string" calcext:value-type="string">
            <text:p>Media Desv:</text:p>
          </table:table-cell>
          <table:table-cell table:style-name="ce95" table:formula="of:=SUM([.I4:.I43])/[.B1]" office:value-type="float" office:value="1.95615559896558" calcext:value-type="float">
            <text:p>1.96</text:p>
          </table:table-cell>
        </table:table-row>
        <table:table-row table:style-name="ro9">
          <table:table-cell office:value-type="string" calcext:value-type="string">
            <text:p>MDG-a_4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2417" calcext:value-type="float">
            <text:p>7770.2417</text:p>
          </table:table-cell>
          <table:table-cell/>
          <table:table-cell office:value-type="string" calcext:value-type="string">
            <text:p>MDG-a_4_n500_m50</text:p>
          </table:table-cell>
          <table:table-cell office:value-type="float" office:value="7647.42" calcext:value-type="float">
            <text:p>7647.42</text:p>
          </table:table-cell>
          <table:table-cell office:value-type="float" office:value="0.014606" calcext:value-type="float">
            <text:p>0.014606</text:p>
          </table:table-cell>
          <table:table-cell table:formula="of:=100*([.D7]-[.G7])/[.D7]" office:value-type="float" office:value="1.58066769016979" calcext:value-type="float">
            <text:p>1.58</text:p>
          </table:table-cell>
          <table:table-cell/>
          <table:table-cell table:style-name="ce44" office:value-type="string" calcext:value-type="string">
            <text:p>Media Tiempo:</text:p>
          </table:table-cell>
          <table:table-cell table:style-name="ce96" table:formula="of:=SUM([.H4:.H43])/[.B1]" office:value-type="float" office:value="0.342056533333333" calcext:value-type="float">
            <text:p>0.342057</text:p>
          </table:table-cell>
        </table:table-row>
        <table:table-row table:style-name="ro3">
          <table:table-cell office:value-type="string" calcext:value-type="string">
            <text:p>MDG-a_5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5.23096" calcext:value-type="float">
            <text:p>7755.23096</text:p>
          </table:table-cell>
          <table:table-cell/>
          <table:table-cell office:value-type="string" calcext:value-type="string">
            <text:p>MDG-a_5_n500_m50</text:p>
          </table:table-cell>
          <table:table-cell office:value-type="float" office:value="7592" calcext:value-type="float">
            <text:p>7592.00</text:p>
          </table:table-cell>
          <table:table-cell office:value-type="float" office:value="0.016733" calcext:value-type="float">
            <text:p>0.016733</text:p>
          </table:table-cell>
          <table:table-cell table:formula="of:=100*([.D8]-[.G8])/[.D8]" office:value-type="float" office:value="2.10478528417676" calcext:value-type="float">
            <text:p>2.10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office:value-type="string" calcext:value-type="string">
            <text:p>MDG-a_6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3.70996" calcext:value-type="float">
            <text:p>7773.70996</text:p>
          </table:table-cell>
          <table:table-cell/>
          <table:table-cell office:value-type="string" calcext:value-type="string">
            <text:p>MDG-a_6_n500_m50</text:p>
          </table:table-cell>
          <table:table-cell office:value-type="float" office:value="7724.47" calcext:value-type="float">
            <text:p>7724.47</text:p>
          </table:table-cell>
          <table:table-cell office:value-type="float" office:value="0.015642" calcext:value-type="float">
            <text:p>0.015642</text:p>
          </table:table-cell>
          <table:table-cell table:formula="of:=100*([.D9]-[.G9])/[.D9]" office:value-type="float" office:value="0.633416480076649" calcext:value-type="float">
            <text:p>0.63</text:p>
          </table:table-cell>
          <table:table-cell/>
          <table:table-cell table:style-name="ce43"/>
          <table:table-cell table:style-name="ce45"/>
        </table:table-row>
        <table:table-row table:style-name="ro8">
          <table:table-cell office:value-type="string" calcext:value-type="string">
            <text:p>MDG-a_7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1.73096" calcext:value-type="float">
            <text:p>7771.73096</text:p>
          </table:table-cell>
          <table:table-cell/>
          <table:table-cell office:value-type="string" calcext:value-type="string">
            <text:p>MDG-a_7_n500_m50</text:p>
          </table:table-cell>
          <table:table-cell office:value-type="float" office:value="7565.79" calcext:value-type="float">
            <text:p>7565.79</text:p>
          </table:table-cell>
          <table:table-cell office:value-type="float" office:value="0.013812" calcext:value-type="float">
            <text:p>0.013812</text:p>
          </table:table-cell>
          <table:table-cell table:formula="of:=100*([.D10]-[.G10])/[.D10]" office:value-type="float" office:value="2.64987248091769" calcext:value-type="float">
            <text:p>2.65</text:p>
          </table:table-cell>
          <table:table-cell/>
          <table:table-cell table:style-name="ce93" office:value-type="string" calcext:value-type="string">
            <text:p>Media Desv MDG-a:</text:p>
          </table:table-cell>
          <table:table-cell table:style-name="ce97" table:formula="of:=AVERAGE([.I4:.I13])" office:value-type="float" office:value="1.98375357606241" calcext:value-type="float">
            <text:p>1.98</text:p>
          </table:table-cell>
        </table:table-row>
        <table:table-row table:style-name="ro3">
          <table:table-cell office:value-type="string" calcext:value-type="string">
            <text:p>MDG-a_8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50.88135" calcext:value-type="float">
            <text:p>7750.88135</text:p>
          </table:table-cell>
          <table:table-cell/>
          <table:table-cell office:value-type="string" calcext:value-type="string">
            <text:p>MDG-a_8_n500_m50</text:p>
          </table:table-cell>
          <table:table-cell office:value-type="float" office:value="7585.66" calcext:value-type="float">
            <text:p>7585.66</text:p>
          </table:table-cell>
          <table:table-cell office:value-type="float" office:value="0.014266" calcext:value-type="float">
            <text:p>0.014266</text:p>
          </table:table-cell>
          <table:table-cell table:formula="of:=100*([.D11]-[.G11])/[.D11]" office:value-type="float" office:value="2.13164597081595" calcext:value-type="float">
            <text:p>2.13</text:p>
          </table:table-cell>
          <table:table-cell/>
          <table:table-cell table:style-name="ce93" office:value-type="string" calcext:value-type="string">
            <text:p><text:span text:style-name="T1">Media Desv MDG-</text:span>b:</text:p>
          </table:table-cell>
          <table:table-cell table:style-name="ce97" table:formula="of:=AVERAGE([.I14:.I23])" office:value-type="float" office:value="2.17689591423794" calcext:value-type="float">
            <text:p>2.18</text:p>
          </table:table-cell>
        </table:table-row>
        <table:table-row table:style-name="ro8">
          <table:table-cell office:value-type="string" calcext:value-type="string">
            <text:p>MDG-a_9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70.0708" calcext:value-type="float">
            <text:p>7770.0708</text:p>
          </table:table-cell>
          <table:table-cell/>
          <table:table-cell office:value-type="string" calcext:value-type="string">
            <text:p>MDG-a_9_n500_m50</text:p>
          </table:table-cell>
          <table:table-cell office:value-type="float" office:value="7635.72" calcext:value-type="float">
            <text:p>7635.72</text:p>
          </table:table-cell>
          <table:table-cell office:value-type="float" office:value="0.016286" calcext:value-type="float">
            <text:p>0.016286</text:p>
          </table:table-cell>
          <table:table-cell table:formula="of:=100*([.D12]-[.G12])/[.D12]" office:value-type="float" office:value="1.72908076976596" calcext:value-type="float">
            <text:p>1.73</text:p>
          </table:table-cell>
          <table:table-cell/>
          <table:table-cell table:style-name="ce93" office:value-type="string" calcext:value-type="string">
            <text:p><text:span text:style-name="T1">Media Desv MDG-</text:span>c:</text:p>
          </table:table-cell>
          <table:table-cell table:style-name="ce97" table:formula="of:=AVERAGE([.I24:.I33])" office:value-type="float" office:value="1.7078173065964" calcext:value-type="float">
            <text:p>1.71</text:p>
          </table:table-cell>
        </table:table-row>
        <table:table-row table:style-name="ro3">
          <table:table-cell office:value-type="string" calcext:value-type="string">
            <text:p>MDG-a_10_n500_m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780.35059" calcext:value-type="float">
            <text:p>7780.35059</text:p>
          </table:table-cell>
          <table:table-cell/>
          <table:table-cell office:value-type="string" calcext:value-type="string">
            <text:p>MDG-a_10_n500_m50</text:p>
          </table:table-cell>
          <table:table-cell office:value-type="float" office:value="7570.33" calcext:value-type="float">
            <text:p>7570.33</text:p>
          </table:table-cell>
          <table:table-cell office:value-type="float" office:value="0.0141" calcext:value-type="float">
            <text:p>0.014100</text:p>
          </table:table-cell>
          <table:table-cell table:formula="of:=100*([.D13]-[.G13])/[.D13]" office:value-type="float" office:value="2.69937180298709" calcext:value-type="float">
            <text:p>2.70</text:p>
          </table:table-cell>
          <table:table-cell/>
          <table:table-cell table:style-name="ce93" office:value-type="string" calcext:value-type="string">
            <text:p><text:span text:style-name="T1">Media Tiempo MDG-</text:span>a:</text:p>
          </table:table-cell>
          <table:table-cell table:style-name="ce98" table:formula="of:=AVERAGE([.H4:.H13])" office:value-type="float" office:value="0.0147973" calcext:value-type="float">
            <text:p>0.014797</text:p>
          </table:table-cell>
        </table:table-row>
        <table:table-row table:style-name="ro8">
          <table:table-cell table:style-name="ce5" office:value-type="string" calcext:value-type="string">
            <text:p>MDG-b_21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894.85774" calcext:value-type="float">
            <text:p>11299894.85774</text:p>
          </table:table-cell>
          <table:table-cell/>
          <table:table-cell office:value-type="string" calcext:value-type="string">
            <text:p>MDG-b_21_n2000_m200</text:p>
          </table:table-cell>
          <table:table-cell table:style-name="ce79" office:value-type="float" office:value="11052721.541324" calcext:value-type="float">
            <text:p>11052721.541324</text:p>
          </table:table-cell>
          <table:table-cell office:value-type="float" office:value="0.315643" calcext:value-type="float">
            <text:p>0.315643</text:p>
          </table:table-cell>
          <table:table-cell table:formula="of:=100*([.D14]-[.G14])/[.D14]" office:value-type="float" office:value="2.18739483444569" calcext:value-type="float">
            <text:p>2.19</text:p>
          </table:table-cell>
          <table:table-cell/>
          <table:table-cell table:style-name="ce93" office:value-type="string" calcext:value-type="string">
            <text:p><text:span text:style-name="T1">Media Tiempo MDG-</text:span>b:</text:p>
          </table:table-cell>
          <table:table-cell table:style-name="ce98" table:formula="of:=AVERAGE([.H17:.H26])" office:value-type="float" office:value="0.3633236" calcext:value-type="float">
            <text:p>0.363324</text:p>
          </table:table-cell>
        </table:table-row>
        <table:table-row table:style-name="ro3">
          <table:table-cell table:style-name="ce5" office:value-type="string" calcext:value-type="string">
            <text:p>MDG-b_22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86775.58894" calcext:value-type="float">
            <text:p>11286775.58894</text:p>
          </table:table-cell>
          <table:table-cell/>
          <table:table-cell office:value-type="string" calcext:value-type="string">
            <text:p>MDG-b_22_n2000_m200</text:p>
          </table:table-cell>
          <table:table-cell table:style-name="ce79" office:value-type="float" office:value="11035776.733179" calcext:value-type="float">
            <text:p>11035776.733179</text:p>
          </table:table-cell>
          <table:table-cell office:value-type="float" office:value="0.314147" calcext:value-type="float">
            <text:p>0.314147</text:p>
          </table:table-cell>
          <table:table-cell table:formula="of:=100*([.D15]-[.G15])/[.D15]" office:value-type="float" office:value="2.22383136603652" calcext:value-type="float">
            <text:p>2.22</text:p>
          </table:table-cell>
          <table:table-cell/>
          <table:table-cell table:style-name="ce93" office:value-type="string" calcext:value-type="string">
            <text:p><text:span text:style-name="T1">Media Tiempo MDG-</text:span>c:</text:p>
          </table:table-cell>
          <table:table-cell table:style-name="ce98" table:formula="of:=AVERAGE([.H27:.H36])" office:value-type="float" office:value="0.791136428571429" calcext:value-type="float">
            <text:p>0.791136</text:p>
          </table:table-cell>
        </table:table-row>
        <table:table-row table:style-name="ro3">
          <table:table-cell table:style-name="ce5" office:value-type="string" calcext:value-type="string">
            <text:p>MDG-b_23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9940.86847" calcext:value-type="float">
            <text:p>11299940.86847</text:p>
          </table:table-cell>
          <table:table-cell/>
          <table:table-cell office:value-type="string" calcext:value-type="string">
            <text:p>MDG-b_23_n2000_m200</text:p>
          </table:table-cell>
          <table:table-cell table:style-name="ce79" office:value-type="float" office:value="11064651.958017" calcext:value-type="float">
            <text:p>11064651.958017</text:p>
          </table:table-cell>
          <table:table-cell office:value-type="float" office:value="0.312742" calcext:value-type="float">
            <text:p>0.312742</text:p>
          </table:table-cell>
          <table:table-cell table:formula="of:=100*([.D16]-[.G16])/[.D16]" office:value-type="float" office:value="2.08221364334322" calcext:value-type="float">
            <text:p>2.08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4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0874.15963" calcext:value-type="float">
            <text:p>11290874.15963</text:p>
          </table:table-cell>
          <table:table-cell/>
          <table:table-cell office:value-type="string" calcext:value-type="string">
            <text:p>MDG-b_24_n2000_m200</text:p>
          </table:table-cell>
          <table:table-cell table:style-name="ce79" office:value-type="float" office:value="11027950.672001" calcext:value-type="float">
            <text:p>11027950.672001</text:p>
          </table:table-cell>
          <table:table-cell office:value-type="float" office:value="0.28218" calcext:value-type="float">
            <text:p>0.282180</text:p>
          </table:table-cell>
          <table:table-cell table:formula="of:=100*([.D17]-[.G17])/[.D17]" office:value-type="float" office:value="2.32863712686721" calcext:value-type="float">
            <text:p>2.33</text:p>
          </table:table-cell>
          <table:table-cell/>
          <table:table-cell table:style-name="ce43"/>
          <table:table-cell table:style-name="ce45"/>
        </table:table-row>
        <table:table-row table:style-name="ro3">
          <table:table-cell table:style-name="ce5" office:value-type="string" calcext:value-type="string">
            <text:p>MDG-b_25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066.6607" calcext:value-type="float">
            <text:p>11296066.6607</text:p>
          </table:table-cell>
          <table:table-cell/>
          <table:table-cell office:value-type="string" calcext:value-type="string">
            <text:p>MDG-b_25_n2000_m200</text:p>
          </table:table-cell>
          <table:table-cell table:style-name="ce79" office:value-type="float" office:value="11025759.565856" calcext:value-type="float">
            <text:p>11025759.565856</text:p>
          </table:table-cell>
          <table:table-cell office:value-type="float" office:value="0.278828" calcext:value-type="float">
            <text:p>0.278828</text:p>
          </table:table-cell>
          <table:table-cell table:formula="of:=100*([.D18]-[.G18])/[.D18]" office:value-type="float" office:value="2.39293112340088" calcext:value-type="float">
            <text:p>2.39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5" office:value-type="string" calcext:value-type="string">
            <text:p>MDG-b_26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2295.88629" calcext:value-type="float">
            <text:p>11292295.88629</text:p>
          </table:table-cell>
          <table:table-cell/>
          <table:table-cell office:value-type="string" calcext:value-type="string">
            <text:p>MDG-b_26_n2000_m200</text:p>
          </table:table-cell>
          <table:table-cell table:style-name="ce79" office:value-type="float" office:value="11060719.645918" calcext:value-type="float">
            <text:p>11060719.645918</text:p>
          </table:table-cell>
          <table:table-cell office:value-type="float" office:value="0.280177" calcext:value-type="float">
            <text:p>0.280177</text:p>
          </table:table-cell>
          <table:table-cell table:formula="of:=100*([.D19]-[.G19])/[.D19]" office:value-type="float" office:value="2.05074541708704" calcext:value-type="float">
            <text:p>2.05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ce5" office:value-type="string" calcext:value-type="string">
            <text:p>MDG-b_27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305676.84757" calcext:value-type="float">
            <text:p>11305676.84757</text:p>
          </table:table-cell>
          <table:table-cell/>
          <table:table-cell office:value-type="string" calcext:value-type="string">
            <text:p>MDG-b_27_n2000_m200</text:p>
          </table:table-cell>
          <table:table-cell table:style-name="ce79" office:value-type="float" office:value="11046805.024011" calcext:value-type="float">
            <text:p>11046805.024011</text:p>
          </table:table-cell>
          <table:table-cell office:value-type="float" office:value="0.278543" calcext:value-type="float">
            <text:p>0.278543</text:p>
          </table:table-cell>
          <table:table-cell table:formula="of:=100*([.D20]-[.G20])/[.D20]" office:value-type="float" office:value="2.28975077785495" calcext:value-type="float">
            <text:p>2.29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8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79916.05595" calcext:value-type="float">
            <text:p>11279916.05595</text:p>
          </table:table-cell>
          <table:table-cell/>
          <table:table-cell office:value-type="string" calcext:value-type="string">
            <text:p>MDG-b_28_n2000_m200</text:p>
          </table:table-cell>
          <table:table-cell table:style-name="ce79" office:value-type="float" office:value="11057876.267656" calcext:value-type="float">
            <text:p>11057876.267656</text:p>
          </table:table-cell>
          <table:table-cell office:value-type="float" office:value="0.281728" calcext:value-type="float">
            <text:p>0.281728</text:p>
          </table:table-cell>
          <table:table-cell table:formula="of:=100*([.D21]-[.G21])/[.D21]" office:value-type="float" office:value="1.96845248841083" calcext:value-type="float">
            <text:p>1.97</text:p>
          </table:table-cell>
          <table:table-cell/>
          <table:table-cell table:style-name="ce44"/>
          <table:table-cell table:style-name="ce47"/>
        </table:table-row>
        <table:table-row table:style-name="ro1">
          <table:table-cell table:style-name="ce5" office:value-type="string" calcext:value-type="string">
            <text:p>MDG-b_29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7188.33456" calcext:value-type="float">
            <text:p>11297188.33456</text:p>
          </table:table-cell>
          <table:table-cell/>
          <table:table-cell office:value-type="string" calcext:value-type="string">
            <text:p>MDG-b_29_n2000_m200</text:p>
          </table:table-cell>
          <table:table-cell table:style-name="ce79" office:value-type="float" office:value="11072363.095302" calcext:value-type="float">
            <text:p>11072363.095302</text:p>
          </table:table-cell>
          <table:table-cell office:value-type="float" office:value="0.282365" calcext:value-type="float">
            <text:p>0.282365</text:p>
          </table:table-cell>
          <table:table-cell table:formula="of:=100*([.D22]-[.G22])/[.D22]" office:value-type="float" office:value="1.99009906358931" calcext:value-type="float">
            <text:p>1.99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5" office:value-type="string" calcext:value-type="string">
            <text:p>MDG-b_30_n2000_m2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1296414.92982" calcext:value-type="float">
            <text:p>11296414.92982</text:p>
          </table:table-cell>
          <table:table-cell/>
          <table:table-cell office:value-type="string" calcext:value-type="string">
            <text:p>MDG-b_30_n2000_m200</text:p>
          </table:table-cell>
          <table:table-cell table:style-name="ce79" office:value-type="float" office:value="11041691.696634" calcext:value-type="float">
            <text:p>11041691.696634</text:p>
          </table:table-cell>
          <table:table-cell table:style-name="ce83" office:value-type="float" office:value="0.282592" calcext:value-type="float">
            <text:p>0.282592</text:p>
          </table:table-cell>
          <table:table-cell table:formula="of:=100*([.D23]-[.G23])/[.D23]" office:value-type="float" office:value="2.25490330134375" calcext:value-type="float">
            <text:p>2.25</text:p>
          </table:table-cell>
          <table:table-cell/>
          <table:table-cell table:style-name="ce41"/>
          <table:table-cell table:style-name="ce48"/>
        </table:table-row>
        <table:table-row table:style-name="ro1">
          <table:table-cell table:style-name="ce6" office:value-type="string" calcext:value-type="string">
            <text:p>MDG-c_1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884110" calcext:value-type="float">
            <text:p>24884110</text:p>
          </table:table-cell>
          <table:table-cell/>
          <table:table-cell office:value-type="string" calcext:value-type="string">
            <text:p>MDG-c_1_n3000_m300</text:p>
          </table:table-cell>
          <table:table-cell table:style-name="ce80" office:value-type="float" office:value="24338816" calcext:value-type="float">
            <text:p>24338816</text:p>
          </table:table-cell>
          <table:table-cell office:value-type="float" office:value="0.521579" calcext:value-type="float">
            <text:p>0.521579</text:p>
          </table:table-cell>
          <table:table-cell table:formula="of:=100*([.D24]-[.G24])/[.D24]" office:value-type="float" office:value="2.19133414857915" calcext:value-type="float">
            <text:p>2.19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2_n3000_m3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4905330" calcext:value-type="float">
            <text:p>24905330</text:p>
          </table:table-cell>
          <table:table-cell table:style-name="ce9"/>
          <table:table-cell office:value-type="string" calcext:value-type="string">
            <text:p>MDG-c_2_n3000_m300</text:p>
          </table:table-cell>
          <table:table-cell table:style-name="ce80" office:value-type="float" office:value="24383576" calcext:value-type="float">
            <text:p>24383576</text:p>
          </table:table-cell>
          <table:table-cell office:value-type="float" office:value="0.520619" calcext:value-type="float">
            <text:p>0.520619</text:p>
          </table:table-cell>
          <table:table-cell table:formula="of:=100*([.D25]-[.G25])/[.D25]" office:value-type="float" office:value="2.0949491534543" calcext:value-type="float">
            <text:p>2.09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8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261" calcext:value-type="float">
            <text:p>43437261</text:p>
          </table:table-cell>
          <table:table-cell table:style-name="ce9"/>
          <table:table-cell office:value-type="string" calcext:value-type="string">
            <text:p>MDG-c_8_n3000_m400</text:p>
          </table:table-cell>
          <table:table-cell table:style-name="ce80" office:value-type="float" office:value="42598063" calcext:value-type="float">
            <text:p>42598063</text:p>
          </table:table-cell>
          <table:table-cell office:value-type="float" office:value="0.624625" calcext:value-type="float">
            <text:p>0.624625</text:p>
          </table:table-cell>
          <table:table-cell table:formula="of:=100*([.D26]-[.G26])/[.D26]" office:value-type="float" office:value="1.93197724874964" calcext:value-type="float">
            <text:p>1.93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9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37861" calcext:value-type="float">
            <text:p>43437861</text:p>
          </table:table-cell>
          <table:table-cell table:style-name="ce9"/>
          <table:table-cell office:value-type="string" calcext:value-type="string">
            <text:p>MDG-c_9_n3000_m400</text:p>
          </table:table-cell>
          <table:table-cell table:style-name="ce80" office:value-type="float" office:value="42652336" calcext:value-type="float">
            <text:p>42652336</text:p>
          </table:table-cell>
          <table:table-cell office:value-type="float" office:value="0.616829" calcext:value-type="float">
            <text:p>0.616829</text:p>
          </table:table-cell>
          <table:table-cell table:formula="of:=100*([.D27]-[.G27])/[.D27]" office:value-type="float" office:value="1.80838784856372" calcext:value-type="float">
            <text:p>1.81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0_n3000_m4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400" calcext:value-type="float">
            <text:p>400</text:p>
          </table:table-cell>
          <table:table-cell table:style-name="ce25" office:value-type="float" office:value="43476251" calcext:value-type="float">
            <text:p>43476251</text:p>
          </table:table-cell>
          <table:table-cell table:style-name="ce9"/>
          <table:table-cell office:value-type="string" calcext:value-type="string">
            <text:p>MDG-c_10_n3000_m400</text:p>
          </table:table-cell>
          <table:table-cell table:style-name="ce80" office:value-type="float" office:value="42630986" calcext:value-type="float">
            <text:p>42630986</text:p>
          </table:table-cell>
          <table:table-cell office:value-type="float" office:value="0.627544" calcext:value-type="float">
            <text:p>0.627544</text:p>
          </table:table-cell>
          <table:table-cell table:formula="of:=100*([.D28]-[.G28])/[.D28]" office:value-type="float" office:value="1.94419937450449" calcext:value-type="float">
            <text:p>1.94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3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7014051" calcext:value-type="float">
            <text:p>67014051</text:p>
          </table:table-cell>
          <table:table-cell table:style-name="ce9"/>
          <table:table-cell office:value-type="string" calcext:value-type="string">
            <text:p>MDG-c_13_n3000_m500</text:p>
          </table:table-cell>
          <table:table-cell table:style-name="ce80" office:value-type="float" office:value="66101717" calcext:value-type="float">
            <text:p>66101717</text:p>
          </table:table-cell>
          <table:table-cell office:value-type="float" office:value="0.762844" calcext:value-type="float">
            <text:p>0.762844</text:p>
          </table:table-cell>
          <table:table-cell table:formula="of:=100*([.D29]-[.G29])/[.D29]" office:value-type="float" office:value="1.36140702790822" calcext:value-type="float">
            <text:p>1.36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DG-c_14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79606" calcext:value-type="float">
            <text:p>66979606</text:p>
          </table:table-cell>
          <table:table-cell/>
          <table:table-cell office:value-type="string" calcext:value-type="string">
            <text:p>MDG-c_14_n3000_m500</text:p>
          </table:table-cell>
          <table:table-cell table:style-name="ce80" office:value-type="float" office:value="66022453" calcext:value-type="float">
            <text:p>66022453</text:p>
          </table:table-cell>
          <table:table-cell office:value-type="float" office:value="0.760389" calcext:value-type="float">
            <text:p>0.760389</text:p>
          </table:table-cell>
          <table:table-cell table:formula="of:=100*([.D30]-[.G30])/[.D30]" office:value-type="float" office:value="1.42902154425931" calcext:value-type="float">
            <text:p>1.43</text:p>
          </table:table-cell>
          <table:table-cell/>
          <table:table-cell table:style-name="ce41"/>
          <table:table-cell table:style-name="ce48"/>
        </table:table-row>
        <table:table-row table:style-name="ro3">
          <table:table-cell table:style-name="ce6" office:value-type="string" calcext:value-type="string">
            <text:p>MDG-c_15_n3000_m5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66992877" calcext:value-type="float">
            <text:p>66992877</text:p>
          </table:table-cell>
          <table:table-cell table:style-name="ce9"/>
          <table:table-cell office:value-type="string" calcext:value-type="string">
            <text:p>MDG-c_15_n3000_m500</text:p>
          </table:table-cell>
          <table:table-cell table:style-name="ce80" office:value-type="float" office:value="65988017" calcext:value-type="float">
            <text:p>65988017</text:p>
          </table:table-cell>
          <table:table-cell office:value-type="float" office:value="0.835893" calcext:value-type="float">
            <text:p>0.835893</text:p>
          </table:table-cell>
          <table:table-cell table:formula="of:=100*([.D31]-[.G31])/[.D31]" office:value-type="float" office:value="1.49995050966389" calcext:value-type="float">
            <text:p>1.5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19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33549" calcext:value-type="float">
            <text:p>95633549</text:p>
          </table:table-cell>
          <table:table-cell table:style-name="ce9"/>
          <table:table-cell office:value-type="string" calcext:value-type="string">
            <text:p>MDG-c_19_n3000_m600</text:p>
          </table:table-cell>
          <table:table-cell table:style-name="ce80" office:value-type="float" office:value="94296078" calcext:value-type="float">
            <text:p>94296078</text:p>
          </table:table-cell>
          <table:table-cell office:value-type="float" office:value="0.974397" calcext:value-type="float">
            <text:p>0.974397</text:p>
          </table:table-cell>
          <table:table-cell table:formula="of:=100*([.D32]-[.G32])/[.D32]" office:value-type="float" office:value="1.39853745258372" calcext:value-type="float">
            <text:p>1.40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MDG-c_20_n3000_m6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600" calcext:value-type="float">
            <text:p>600</text:p>
          </table:table-cell>
          <table:table-cell table:style-name="ce25" office:value-type="float" office:value="95643586" calcext:value-type="float">
            <text:p>95643586</text:p>
          </table:table-cell>
          <table:table-cell table:style-name="ce9"/>
          <table:table-cell office:value-type="string" calcext:value-type="string">
            <text:p>MDG-c_20_n3000_m600</text:p>
          </table:table-cell>
          <table:table-cell table:style-name="ce80" office:value-type="float" office:value="94286969" calcext:value-type="float">
            <text:p>94286969</text:p>
          </table:table-cell>
          <table:table-cell office:value-type="float" office:value="0.960059" calcext:value-type="float">
            <text:p>0.960059</text:p>
          </table:table-cell>
          <table:table-cell table:formula="of:=100*([.D33]-[.G33])/[.D33]" office:value-type="float" office:value="1.41840875769756" calcext:value-type="float">
            <text:p>1.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5" loext:min-decimal-places="5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8" loext:min-decimal-places="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9:47:53.443180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1-06-03T19:52:55.425778674</dc:date>
    <meta:editing-duration>PT9H15M26S</meta:editing-duration>
    <meta:editing-cycles>7</meta:editing-cycles>
    <meta:generator>LibreOffice/6.4.7.2$Linux_X86_64 LibreOffice_project/40$Build-2</meta:generator>
    <meta:document-statistic meta:table-count="6" meta:cell-count="1602" meta:object-count="0"/>
  </office:meta>
</office:document-meta>
</file>